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07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1.4646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yag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247945205" calcext:value-type="float">
            <text:p>0.247945205</text:p>
          </table:table-cell>
          <table:table-cell office:value-type="float" office:value="0.027014925" calcext:value-type="float">
            <text:p>0.027014925</text:p>
          </table:table-cell>
          <table:table-cell office:value-type="float" office:value="0.853773585" calcext:value-type="float">
            <text:p>0.853773585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89041096" calcext:value-type="float">
            <text:p>0.089041096</text:p>
          </table:table-cell>
          <table:table-cell office:value-type="float" office:value="0.024672613" calcext:value-type="float">
            <text:p>0.024672613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337057728" calcext:value-type="float">
            <text:p>0.337057728</text:p>
          </table:table-cell>
          <table:table-cell office:value-type="float" office:value="0.698841699" calcext:value-type="float">
            <text:p>0.698841699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1580895" calcext:value-type="float">
            <text:p>0.011580895</text:p>
          </table:table-cell>
          <table:table-cell office:value-type="float" office:value="0.228070175" calcext:value-type="float">
            <text:p>0.228070175</text:p>
          </table:table-cell>
          <table:table-cell office:value-type="float" office:value="0.684210526" calcext:value-type="float">
            <text:p>0.684210526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642857143" calcext:value-type="float">
            <text:p>0.642857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30203448" calcext:value-type="float">
            <text:p>0.030203448</text:p>
          </table:table-cell>
          <table:table-cell office:value-type="float" office:value="0.498275012" calcext:value-type="float">
            <text:p>0.498275012</text:p>
          </table:table-cell>
          <table:table-cell office:value-type="float" office:value="0.586767266" calcext:value-type="float">
            <text:p>0.586767266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388126" calcext:value-type="float">
            <text:p>0.00388126</text:p>
          </table:table-cell>
          <table:table-cell office:value-type="float" office:value="0.318390307" calcext:value-type="float">
            <text:p>0.318390307</text:p>
          </table:table-cell>
          <table:table-cell table:number-columns-repeated="2" office:value-type="float" office:value="0.575653262" calcext:value-type="float">
            <text:p>0.575653262</text:p>
          </table:table-cell>
          <table:table-cell office:value-type="float" office:value="3679" calcext:value-type="float">
            <text:p>3679</text:p>
          </table:table-cell>
          <table:table-cell table:number-columns-repeated="2"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86822237" calcext:value-type="float">
            <text:p>0.086822237</text:p>
          </table:table-cell>
          <table:table-cell office:value-type="float" office:value="0.037450412" calcext:value-type="float">
            <text:p>0.037450412</text:p>
          </table:table-cell>
          <table:table-cell office:value-type="float" office:value="0.574216977" calcext:value-type="float">
            <text:p>0.574216977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67" calcext:value-type="float">
            <text:p>0.57180156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388759" calcext:value-type="float">
            <text:p>0.00388759</text:p>
          </table:table-cell>
          <table:table-cell office:value-type="float" office:value="0.318909563" calcext:value-type="float">
            <text:p>0.318909563</text:p>
          </table:table-cell>
          <table:table-cell table:number-columns-repeated="2" office:value-type="float" office:value="0.561139028" calcext:value-type="float">
            <text:p>0.561139028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14481812" calcext:value-type="float">
            <text:p>0.014481812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2" calcext:value-type="float">
            <text:p>0.542416452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4027" calcext:value-type="float">
            <text:p>0.000154027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4" calcext:value-type="float">
            <text:p>0.105643994</text:p>
          </table:table-cell>
          <table:table-cell office:value-type="float" office:value="0.519572954" calcext:value-type="float">
            <text:p>0.519572954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039096603" calcext:value-type="float">
            <text:p>0.039096603</text:p>
          </table:table-cell>
          <table:table-cell office:value-type="float" office:value="0.481308411" calcext:value-type="float">
            <text:p>0.48130841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41523679" calcext:value-type="float">
            <text:p>0.041523679</text:p>
          </table:table-cell>
          <table:table-cell office:value-type="float" office:value="0.045149254" calcext:value-type="float">
            <text:p>0.045149254</text:p>
          </table:table-cell>
          <table:table-cell office:value-type="float" office:value="0.481304694" calcext:value-type="float">
            <text:p>0.481304694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111" calcext:value-type="float">
            <text:p>0.000405111</text:p>
          </table:table-cell>
          <table:table-cell office:value-type="float" office:value="0.011471933" calcext:value-type="float">
            <text:p>0.011471933</text:p>
          </table:table-cell>
          <table:table-cell office:value-type="float" office:value="0.382851446" calcext:value-type="float">
            <text:p>0.382851446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2302" calcext:value-type="float">
            <text:p>0.001982302</text:p>
          </table:table-cell>
          <table:table-cell office:value-type="float" office:value="0.156674727" calcext:value-type="float">
            <text:p>0.156674727</text:p>
          </table:table-cell>
          <table:table-cell office:value-type="float" office:value="0.173211652" calcext:value-type="float">
            <text:p>0.173211652</text:p>
          </table:table-cell>
          <table:table-cell office:value-type="float" office:value="0.409814613" calcext:value-type="float">
            <text:p>0.409814613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36" calcext:value-type="float">
            <text:p>0.001610436</text:p>
          </table:table-cell>
          <table:table-cell office:value-type="float" office:value="0.396039604" calcext:value-type="float">
            <text:p>0.396039604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036535304" calcext:value-type="float">
            <text:p>0.036535304</text:p>
          </table:table-cell>
          <table:table-cell office:value-type="float" office:value="0.134441088" calcext:value-type="float">
            <text:p>0.134441088</text:p>
          </table:table-cell>
          <table:table-cell office:value-type="float" office:value="0.390350877" calcext:value-type="float">
            <text:p>0.390350877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0259715" calcext:value-type="float">
            <text:p>0.010259715</text:p>
          </table:table-cell>
          <table:table-cell office:value-type="float" office:value="0.206380857" calcext:value-type="float">
            <text:p>0.206380857</text:p>
          </table:table-cell>
          <table:table-cell office:value-type="float" office:value="0.389830508" calcext:value-type="float">
            <text:p>0.389830508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1992051" calcext:value-type="float">
            <text:p>0.011992051</text:p>
          </table:table-cell>
          <table:table-cell office:value-type="float" office:value="0.013059701" calcext:value-type="float">
            <text:p>0.013059701</text:p>
          </table:table-cell>
          <table:table-cell office:value-type="float" office:value="0.385462555" calcext:value-type="float">
            <text:p>0.385462555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31052537" calcext:value-type="float">
            <text:p>0.031052537</text:p>
          </table:table-cell>
          <table:table-cell office:value-type="float" office:value="0.050499119" calcext:value-type="float">
            <text:p>0.050499119</text:p>
          </table:table-cell>
          <table:table-cell office:value-type="float" office:value="0.384572387" calcext:value-type="float">
            <text:p>0.384572387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03" calcext:value-type="float">
            <text:p>0.161064203</text:p>
          </table:table-cell>
          <table:table-cell office:value-type="float" office:value="0.374722016" calcext:value-type="float">
            <text:p>0.374722016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666182874" calcext:value-type="float">
            <text:p>0.666182874</text:p>
          </table:table-cell>
          <table:table-cell table:number-columns-repeated="2" office:value-type="float" office:value="0.281941032" calcext:value-type="float">
            <text:p>0.28194103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17440094" calcext:value-type="float">
            <text:p>0.017440094</text:p>
          </table:table-cell>
          <table:table-cell office:value-type="float" office:value="0.071638285" calcext:value-type="float">
            <text:p>0.071638285</text:p>
          </table:table-cell>
          <table:table-cell office:value-type="float" office:value="0.268722467" calcext:value-type="float">
            <text:p>0.26872246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19591837" calcext:value-type="float">
            <text:p>0.019591837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0525452" calcext:value-type="float">
            <text:p>0.020525452</text:p>
          </table:table-cell>
          <table:table-cell office:value-type="float" office:value="0.068681319" calcext:value-type="float">
            <text:p>0.068681319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19293924" calcext:value-type="float">
            <text:p>0.019293924</text:p>
          </table:table-cell>
          <table:table-cell office:value-type="float" office:value="0.086556169" calcext:value-type="float">
            <text:p>0.086556169</text:p>
          </table:table-cell>
          <table:table-cell office:value-type="float" office:value="0.218604651" calcext:value-type="float">
            <text:p>0.218604651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387518142" calcext:value-type="float">
            <text:p>0.387518142</text:p>
          </table:table-cell>
          <table:table-cell office:value-type="float" office:value="0.154424523" calcext:value-type="float">
            <text:p>0.154424523</text:p>
          </table:table-cell>
          <table:table-cell office:value-type="float" office:value="0.217781403" calcext:value-type="float">
            <text:p>0.217781403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58" calcext:value-type="float">
            <text:p>0.040837058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4" calcext:value-type="float">
            <text:p>0.024926574</text:p>
          </table:table-cell>
          <table:table-cell office:value-type="float" office:value="0.198172589" calcext:value-type="float">
            <text:p>0.19817258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00069312" calcext:value-type="float">
            <text:p>0.00069312</text:p>
          </table:table-cell>
          <table:table-cell office:value-type="float" office:value="0.045021586" calcext:value-type="float">
            <text:p>0.045021586</text:p>
          </table:table-cell>
          <table:table-cell table:number-columns-repeated="2" office:value-type="float" office:value="0.185331453" calcext:value-type="float">
            <text:p>0.185331453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47220316" calcext:value-type="float">
            <text:p>0.047220316</text:p>
          </table:table-cell>
          <table:table-cell office:value-type="float" office:value="0.027699493" calcext:value-type="float">
            <text:p>0.027699493</text:p>
          </table:table-cell>
          <table:table-cell office:value-type="float" office:value="0.180577428" calcext:value-type="float">
            <text:p>0.180577428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0989568" calcext:value-type="float">
            <text:p>0.000989568</text:p>
          </table:table-cell>
          <table:table-cell office:value-type="float" office:value="0.064277393" calcext:value-type="float">
            <text:p>0.064277393</text:p>
          </table:table-cell>
          <table:table-cell table:number-columns-repeated="2" office:value-type="float" office:value="0.178022395" calcext:value-type="float">
            <text:p>0.178022395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14753376" calcext:value-type="float">
            <text:p>0.014753376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024523161" calcext:value-type="float">
            <text:p>0.024523161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1798018" calcext:value-type="float">
            <text:p>0.011798018</text:p>
          </table:table-cell>
          <table:table-cell office:value-type="float" office:value="0.042662116" calcext:value-type="float">
            <text:p>0.042662116</text:p>
          </table:table-cell>
          <table:table-cell office:value-type="float" office:value="0.159235669" calcext:value-type="float">
            <text:p>0.159235669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367132" calcext:value-type="float">
            <text:p>0.000367132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4" calcext:value-type="float">
            <text:p>0.010302564</text:p>
          </table:table-cell>
          <table:table-cell office:value-type="float" office:value="0.153303965" calcext:value-type="float">
            <text:p>0.153303965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102" calcext:value-type="float">
            <text:p>0.000117102</text:p>
          </table:table-cell>
          <table:table-cell office:value-type="float" office:value="0.330357143" calcext:value-type="float">
            <text:p>0.330357143</text:p>
          </table:table-cell>
          <table:table-cell office:value-type="float" office:value="0.105815062" calcext:value-type="float">
            <text:p>0.105815062</text:p>
          </table:table-cell>
          <table:table-cell office:value-type="float" office:value="0.148793566" calcext:value-type="float">
            <text:p>0.148793566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223214286" calcext:value-type="float">
            <text:p>0.223214286</text:p>
          </table:table-cell>
          <table:table-cell office:value-type="float" office:value="0.092821782" calcext:value-type="float">
            <text:p>0.092821782</text:p>
          </table:table-cell>
          <table:table-cell office:value-type="float" office:value="0.140977444" calcext:value-type="float">
            <text:p>0.1409774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45501268" calcext:value-type="float">
            <text:p>0.045501268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64757161" calcext:value-type="float">
            <text:p>0.064757161</text:p>
          </table:table-cell>
          <table:table-cell office:value-type="float" office:value="0.077844311" calcext:value-type="float">
            <text:p>0.077844311</text:p>
          </table:table-cell>
          <table:table-cell office:value-type="float" office:value="0.096474954" calcext:value-type="float">
            <text:p>0.096474954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499" calcext:value-type="float">
            <text:p>0.068144499</text:p>
          </table:table-cell>
          <table:table-cell office:value-type="float" office:value="0.091814159" calcext:value-type="float">
            <text:p>0.091814159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69825436" calcext:value-type="float">
            <text:p>0.069825436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175542406" calcext:value-type="float">
            <text:p>0.175542406</text:p>
          </table:table-cell>
          <table:table-cell table:number-columns-repeated="2" office:value-type="float" office:value="0.073070608" calcext:value-type="float">
            <text:p>0.0730706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22652194" calcext:value-type="float">
            <text:p>0.022652194</text:p>
          </table:table-cell>
          <table:table-cell office:value-type="float" office:value="0.067988669" calcext:value-type="float">
            <text:p>0.067988669</text:p>
          </table:table-cell>
          <table:table-cell office:value-type="float" office:value="0.072727273" calcext:value-type="float">
            <text:p>0.072727273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58583106" calcext:value-type="float">
            <text:p>0.058583106</text:p>
          </table:table-cell>
          <table:table-cell office:value-type="float" office:value="0.065749235" calcext:value-type="float">
            <text:p>0.065749235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88757396" calcext:value-type="float">
            <text:p>0.088757396</text:p>
          </table:table-cell>
          <table:table-cell office:value-type="float" office:value="0.055693069" calcext:value-type="float">
            <text:p>0.055693069</text:p>
          </table:table-cell>
          <table:table-cell office:value-type="float" office:value="0.064748201" calcext:value-type="float">
            <text:p>0.064748201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office:value-type="float" office:value="0.010743353" calcext:value-type="float">
            <text:p>0.010743353</text:p>
          </table:table-cell>
          <table:table-cell office:value-type="float" office:value="0.064369311" calcext:value-type="float">
            <text:p>0.06436931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174165457" calcext:value-type="float">
            <text:p>0.174165457</text:p>
          </table:table-cell>
          <table:table-cell office:value-type="float" office:value="0.049958368" calcext:value-type="float">
            <text:p>0.049958368</text:p>
          </table:table-cell>
          <table:table-cell office:value-type="float" office:value="0.064136825" calcext:value-type="float">
            <text:p>0.064136825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60137457" calcext:value-type="float">
            <text:p>0.060137457</text:p>
          </table:table-cell>
          <table:table-cell office:value-type="float" office:value="0.064102564" calcext:value-type="float">
            <text:p>0.064102564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11472785" calcext:value-type="float">
            <text:p>0.0114727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4" calcext:value-type="float">
            <text:p>0.021390374</text:p>
          </table:table-cell>
          <table:table-cell office:value-type="float" office:value="0.027491409" calcext:value-type="float">
            <text:p>0.027491409</text:p>
          </table:table-cell>
          <table:table-cell office:value-type="float" office:value="0.059701493" calcext:value-type="float">
            <text:p>0.059701493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352685051" calcext:value-type="float">
            <text:p>0.352685051</text:p>
          </table:table-cell>
          <table:table-cell office:value-type="float" office:value="0.012909738" calcext:value-type="float">
            <text:p>0.012909738</text:p>
          </table:table-cell>
          <table:table-cell office:value-type="float" office:value="0.058343337" calcext:value-type="float">
            <text:p>0.058343337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74903" calcext:value-type="float">
            <text:p>0.000074903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3611794" calcext:value-type="float">
            <text:p>0.043611794</text:p>
          </table:table-cell>
          <table:table-cell office:value-type="float" office:value="0.055773763" calcext:value-type="float">
            <text:p>0.055773763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38" calcext:value-type="float">
            <text:p>0.054507338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3890785" calcext:value-type="float">
            <text:p>0.023890785</text:p>
          </table:table-cell>
          <table:table-cell office:value-type="float" office:value="0.050359712" calcext:value-type="float">
            <text:p>0.050359712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8" calcext:value-type="float">
            <text:p>0.000078068</text:p>
          </table:table-cell>
          <table:table-cell office:value-type="float" office:value="0.145956607" calcext:value-type="float">
            <text:p>0.145956607</text:p>
          </table:table-cell>
          <table:table-cell table:number-columns-repeated="2" office:value-type="float" office:value="0.049039099" calcext:value-type="float">
            <text:p>0.0490390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30674847" calcext:value-type="float">
            <text:p>0.030674847</text:p>
          </table:table-cell>
          <table:table-cell office:value-type="float" office:value="0.045138889" calcext:value-type="float">
            <text:p>0.045138889</text:p>
          </table:table-cell>
          <table:table-cell office:value-type="float" office:value="0.047723935" calcext:value-type="float">
            <text:p>0.047723935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471575" calcext:value-type="float">
            <text:p>0.000471575</text:p>
          </table:table-cell>
          <table:table-cell office:value-type="float" office:value="0.648766328" calcext:value-type="float">
            <text:p>0.648766328</text:p>
          </table:table-cell>
          <table:table-cell table:number-columns-repeated="2" office:value-type="float" office:value="0.047695262" calcext:value-type="float">
            <text:p>0.047695262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03906674" calcext:value-type="float">
            <text:p>0.003906674</text:p>
          </table:table-cell>
          <table:table-cell office:value-type="float" office:value="0.045283019" calcext:value-type="float">
            <text:p>0.045283019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742" calcext:value-type="float">
            <text:p>0.001990742</text:p>
          </table:table-cell>
          <table:table-cell office:value-type="float" office:value="0.135268817" calcext:value-type="float">
            <text:p>0.135268817</text:p>
          </table:table-cell>
          <table:table-cell office:value-type="float" office:value="0.028122625" calcext:value-type="float">
            <text:p>0.028122625</text:p>
          </table:table-cell>
          <table:table-cell office:value-type="float" office:value="0.043576658" calcext:value-type="float">
            <text:p>0.043576658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float" office:value="43303" calcext:value-type="float">
            <text:p>433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2611068" calcext:value-type="float">
            <text:p>0.002611068</text:p>
          </table:table-cell>
          <table:table-cell office:value-type="float" office:value="0.177419355" calcext:value-type="float">
            <text:p>0.177419355</text:p>
          </table:table-cell>
          <table:table-cell table:number-columns-repeated="2" office:value-type="float" office:value="0.042555021" calcext:value-type="float">
            <text:p>0.042555021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23367199" calcext:value-type="float">
            <text:p>0.123367199</text:p>
          </table:table-cell>
          <table:table-cell office:value-type="float" office:value="0.035387177" calcext:value-type="float">
            <text:p>0.035387177</text:p>
          </table:table-cell>
          <table:table-cell office:value-type="float" office:value="0.042141795" calcext:value-type="float">
            <text:p>0.042141795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3" calcext:value-type="float">
            <text:p>0.032083863</text:p>
          </table:table-cell>
          <table:table-cell office:value-type="float" office:value="0.042118432" calcext:value-type="float">
            <text:p>0.042118432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249637155" calcext:value-type="float">
            <text:p>0.249637155</text:p>
          </table:table-cell>
          <table:table-cell office:value-type="float" office:value="0.031934645" calcext:value-type="float">
            <text:p>0.031934645</text:p>
          </table:table-cell>
          <table:table-cell office:value-type="float" office:value="0.041545894" calcext:value-type="float">
            <text:p>0.041545894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33381713" calcext:value-type="float">
            <text:p>0.033381713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1" calcext:value-type="float">
            <text:p>0.041441441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971" calcext:value-type="float">
            <text:p>0.000862971</text:p>
          </table:table-cell>
          <table:table-cell office:value-type="float" office:value="0.058374367" calcext:value-type="float">
            <text:p>0.05837436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119047619" calcext:value-type="float">
            <text:p>0.119047619</text:p>
          </table:table-cell>
          <table:table-cell office:value-type="float" office:value="0.026507621" calcext:value-type="float">
            <text:p>0.026507621</text:p>
          </table:table-cell>
          <table:table-cell office:value-type="float" office:value="0.038314176" calcext:value-type="float">
            <text:p>0.038314176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04856989" calcext:value-type="float">
            <text:p>0.004856989</text:p>
          </table:table-cell>
          <table:table-cell office:value-type="float" office:value="0.030612245" calcext:value-type="float">
            <text:p>0.030612245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38" calcext:value-type="float">
            <text:p>0.000043738</text:p>
          </table:table-cell>
          <table:table-cell office:value-type="float" office:value="0.028015922" calcext:value-type="float">
            <text:p>0.02801592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18" calcext:value-type="float">
            <text:p>0.000048518</text:p>
          </table:table-cell>
          <table:table-cell office:value-type="float" office:value="0.025451354" calcext:value-type="float">
            <text:p>0.025451354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2" calcext:value-type="float">
            <text:p>0.001027972</text:p>
          </table:table-cell>
          <table:table-cell office:value-type="float" office:value="0.023682455" calcext:value-type="float">
            <text:p>0.02368245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47" calcext:value-type="float">
            <text:p>0.0222652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98" calcext:value-type="float">
            <text:p>0.000084398</text:p>
          </table:table-cell>
          <table:table-cell office:value-type="float" office:value="0.116110305" calcext:value-type="float">
            <text:p>0.116110305</text:p>
          </table:table-cell>
          <table:table-cell office:value-type="float" office:value="0.002759096" calcext:value-type="float">
            <text:p>0.002759096</text:p>
          </table:table-cell>
          <table:table-cell office:value-type="float" office:value="0.021798365" calcext:value-type="float">
            <text:p>0.021798365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754" calcext:value-type="float">
            <text:p>0.000954754</text:p>
          </table:table-cell>
          <table:table-cell office:value-type="float" office:value="0.064582887" calcext:value-type="float">
            <text:p>0.064582887</text:p>
          </table:table-cell>
          <table:table-cell table:number-columns-repeated="2" office:value-type="float" office:value="0.020569584" calcext:value-type="float">
            <text:p>0.020569584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5377" calcext:value-type="float">
            <text:p>0.002655377</text:p>
          </table:table-cell>
          <table:table-cell office:value-type="float" office:value="0.180430108" calcext:value-type="float">
            <text:p>0.180430108</text:p>
          </table:table-cell>
          <table:table-cell table:number-columns-repeated="2" office:value-type="float" office:value="0.015739316" calcext:value-type="float">
            <text:p>0.015739316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013257734" calcext:value-type="float">
            <text:p>0.013257734</text:p>
          </table:table-cell>
          <table:table-cell office:value-type="float" office:value="0.002141443" calcext:value-type="float">
            <text:p>0.002141443</text:p>
          </table:table-cell>
          <table:table-cell office:value-type="float" office:value="0.014588494" calcext:value-type="float">
            <text:p>0.014588494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135869565" calcext:value-type="float">
            <text:p>0.135869565</text:p>
          </table:table-cell>
          <table:table-cell table:number-columns-repeated="2" office:value-type="float" office:value="0.013276686" calcext:value-type="float">
            <text:p>0.0132766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10575688" calcext:value-type="float">
            <text:p>0.010575688</text:p>
          </table:table-cell>
          <table:table-cell office:value-type="float" office:value="0.009673981" calcext:value-type="float">
            <text:p>0.009673981</text:p>
          </table:table-cell>
          <table:table-cell office:value-type="float" office:value="0.011623325" calcext:value-type="float">
            <text:p>0.011623325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float" office:value="30456" calcext:value-type="float">
            <text:p>304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2007004" calcext:value-type="float">
            <text:p>0.012007004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1" calcext:value-type="float">
            <text:p>0.008164191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float" office:value="17638" calcext:value-type="float">
            <text:p>17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12757442" calcext:value-type="float">
            <text:p>0.012757442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2" calcext:value-type="float">
            <text:p>0.008117572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848" calcext:value-type="float">
            <text:p>188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051361068" calcext:value-type="float">
            <text:p>0.051361068</text:p>
          </table:table-cell>
          <table:table-cell office:value-type="float" office:value="0.000812711" calcext:value-type="float">
            <text:p>0.000812711</text:p>
          </table:table-cell>
          <table:table-cell office:value-type="float" office:value="0.007615566" calcext:value-type="float">
            <text:p>0.007615566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011423626" calcext:value-type="float">
            <text:p>0.011423626</text:p>
          </table:table-cell>
          <table:table-cell office:value-type="float" office:value="0.000202995" calcext:value-type="float">
            <text:p>0.000202995</text:p>
          </table:table-cell>
          <table:table-cell office:value-type="float" office:value="0.007224168" calcext:value-type="float">
            <text:p>0.007224168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818" calcext:value-type="float">
            <text:p>0.000533818</text:p>
          </table:table-cell>
          <table:table-cell office:value-type="float" office:value="0.042191278" calcext:value-type="float">
            <text:p>0.042191278</text:p>
          </table:table-cell>
          <table:table-cell office:value-type="float" office:value="0.001357697" calcext:value-type="float">
            <text:p>0.001357697</text:p>
          </table:table-cell>
          <table:table-cell office:value-type="float" office:value="0.006375285" calcext:value-type="float">
            <text:p>0.006375285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float" office:value="79369" calcext:value-type="float">
            <text:p>7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26194145" calcext:value-type="float">
            <text:p>0.026194145</text:p>
          </table:table-cell>
          <table:table-cell office:value-type="float" office:value="0.001191477" calcext:value-type="float">
            <text:p>0.001191477</text:p>
          </table:table-cell>
          <table:table-cell office:value-type="float" office:value="0.004465849" calcext:value-type="float">
            <text:p>0.004465849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office:value-type="float" office:value="0.000004803" calcext:value-type="float">
            <text:p>0.000004803</text:p>
          </table:table-cell>
          <table:table-cell office:value-type="float" office:value="0.001998542" calcext:value-type="float">
            <text:p>0.001998542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42531" calcext:value-type="float">
            <text:p>425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016338689" calcext:value-type="float">
            <text:p>0.016338689</text:p>
          </table:table-cell>
          <table:table-cell office:value-type="float" office:value="0.000406805" calcext:value-type="float">
            <text:p>0.000406805</text:p>
          </table:table-cell>
          <table:table-cell office:value-type="float" office:value="0.001217797" calcext:value-type="float">
            <text:p>0.001217797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float" office:value="297258" calcext:value-type="float">
            <text:p>297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65" calcext:value-type="float">
            <text:p>0.000225765</text:p>
          </table:table-cell>
          <table:table-cell office:value-type="float" office:value="0.015340502" calcext:value-type="float">
            <text:p>0.015340502</text:p>
          </table:table-cell>
          <table:table-cell office:value-type="float" office:value="0.000012091" calcext:value-type="float">
            <text:p>0.000012091</text:p>
          </table:table-cell>
          <table:table-cell office:value-type="float" office:value="0.001196065" calcext:value-type="float">
            <text:p>0.001196065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178920" calcext:value-type="float">
            <text:p>17892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27347469" calcext:value-type="float">
            <text:p>0.027347469</text:p>
          </table:table-cell>
          <table:table-cell office:value-type="float" office:value="0.000059674" calcext:value-type="float">
            <text:p>0.000059674</text:p>
          </table:table-cell>
          <table:table-cell office:value-type="float" office:value="0.001105405" calcext:value-type="float">
            <text:p>0.001105405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float" office:value="285868" calcext:value-type="float">
            <text:p>2858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58438" calcext:value-type="float">
            <text:p>0.000058438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5592429" calcext:value-type="float">
            <text:p>0.015592429</text:p>
          </table:table-cell>
          <table:table-cell office:value-type="float" office:value="0.000046553" calcext:value-type="float">
            <text:p>0.000046553</text:p>
          </table:table-cell>
          <table:table-cell office:value-type="float" office:value="0.000932413" calcext:value-type="float">
            <text:p>0.000932413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200555" calcext:value-type="float">
            <text:p>2005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22604221" calcext:value-type="float">
            <text:p>0.022604221</text:p>
          </table:table-cell>
          <table:table-cell office:value-type="float" office:value="0.000265443" calcext:value-type="float">
            <text:p>0.000265443</text:p>
          </table:table-cell>
          <table:table-cell office:value-type="float" office:value="0.000834552" calcext:value-type="float">
            <text:p>0.000834552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515783" calcext:value-type="float">
            <text:p>15157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23112481" calcext:value-type="float">
            <text:p>0.023112481</text:p>
          </table:table-cell>
          <table:table-cell office:value-type="float" office:value="0.000068577" calcext:value-type="float">
            <text:p>0.000068577</text:p>
          </table:table-cell>
          <table:table-cell office:value-type="float" office:value="0.000822699" calcext:value-type="float">
            <text:p>0.000822699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float" office:value="54698" calcext:value-type="float">
            <text:p>546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9164864" calcext:value-type="float">
            <text:p>0.029164864</text:p>
          </table:table-cell>
          <table:table-cell office:value-type="float" office:value="0.000035459" calcext:value-type="float">
            <text:p>0.000035459</text:p>
          </table:table-cell>
          <table:table-cell office:value-type="float" office:value="0.000808355" calcext:value-type="float">
            <text:p>0.000808355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float" office:value="416896" calcext:value-type="float">
            <text:p>4168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2981393" calcext:value-type="float">
            <text:p>0.012981393</text:p>
          </table:table-cell>
          <table:table-cell office:value-type="float" office:value="0.000037342" calcext:value-type="float">
            <text:p>0.000037342</text:p>
          </table:table-cell>
          <table:table-cell office:value-type="float" office:value="0.000792033" calcext:value-type="float">
            <text:p>0.00079203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189386" calcext:value-type="float">
            <text:p>1893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16773789" calcext:value-type="float">
            <text:p>0.016773789</text:p>
          </table:table-cell>
          <table:table-cell office:value-type="float" office:value="0.000033723" calcext:value-type="float">
            <text:p>0.000033723</text:p>
          </table:table-cell>
          <table:table-cell office:value-type="float" office:value="0.000783515" calcext:value-type="float">
            <text:p>0.000783515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float" office:value="136564" calcext:value-type="float">
            <text:p>136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3023" calcext:value-type="float">
            <text:p>0.000023023</text:p>
          </table:table-cell>
          <table:table-cell office:value-type="float" office:value="0.000695754" calcext:value-type="float">
            <text:p>0.000695754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54617" calcext:value-type="float">
            <text:p>546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27306373" calcext:value-type="float">
            <text:p>0.027306373</text:p>
          </table:table-cell>
          <table:table-cell office:value-type="float" office:value="0.000126951" calcext:value-type="float">
            <text:p>0.000126951</text:p>
          </table:table-cell>
          <table:table-cell office:value-type="float" office:value="0.000565646" calcext:value-type="float">
            <text:p>0.000565646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069574" calcext:value-type="float">
            <text:p>10695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00043856" calcext:value-type="float">
            <text:p>0.000043856</text:p>
          </table:table-cell>
          <table:table-cell office:value-type="float" office:value="0.000531721" calcext:value-type="float">
            <text:p>0.000531721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393063" calcext:value-type="float">
            <text:p>39306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3353878" calcext:value-type="float">
            <text:p>0.013353878</text:p>
          </table:table-cell>
          <table:table-cell office:value-type="float" office:value="0.000006473" calcext:value-type="float">
            <text:p>0.000006473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53789" calcext:value-type="float">
            <text:p>53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3046595" calcext:value-type="float">
            <text:p>0.013046595</text:p>
          </table:table-cell>
          <table:table-cell office:value-type="float" office:value="0.000013149" calcext:value-type="float">
            <text:p>0.000013149</text:p>
          </table:table-cell>
          <table:table-cell office:value-type="float" office:value="0.000331342" calcext:value-type="float">
            <text:p>0.000331342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549282" calcext:value-type="float">
            <text:p>549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996953" calcext:value-type="float">
            <text:p>0.000996953</text:p>
          </table:table-cell>
          <table:table-cell office:value-type="float" office:value="0.064757075" calcext:value-type="float">
            <text:p>0.064757075</text:p>
          </table:table-cell>
          <table:table-cell table:number-columns-repeated="2" office:value-type="float" office:value="0.000297833" calcext:value-type="float">
            <text:p>0.000297833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1" calcext:value-type="float">
            <text:p>0.000007441</text:p>
          </table:table-cell>
          <table:table-cell office:value-type="float" office:value="0.000243953" calcext:value-type="float">
            <text:p>0.000243953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422213" calcext:value-type="float">
            <text:p>4222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20030817" calcext:value-type="float">
            <text:p>0.020030817</text:p>
          </table:table-cell>
          <table:table-cell office:value-type="float" office:value="0.000023629" calcext:value-type="float">
            <text:p>0.000023629</text:p>
          </table:table-cell>
          <table:table-cell office:value-type="float" office:value="0.000234613" calcext:value-type="float">
            <text:p>0.000234613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166231" calcext:value-type="float">
            <text:p>166231</text:p>
          </table:table-cell>
          <table:table-cell office:value-type="string" calcext:value-type="string">
            <text:p>?a</text:p>
          </table:table-cell>
        </table:table-row>
      </table:table>
      <table:table table:name="yago2.types" table:style-name="ta1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1658429" calcext:value-type="float">
            <text:p>0.001658429</text:p>
          </table:table-cell>
          <table:table-cell office:value-type="float" office:value="0.447761194" calcext:value-type="float">
            <text:p>0.447761194</text:p>
          </table:table-cell>
          <table:table-cell office:value-type="float" office:value="0.542150429" calcext:value-type="float">
            <text:p>0.542150429</text:p>
          </table:table-cell>
          <table:table-cell office:value-type="float" office:value="0.919520548" calcext:value-type="float">
            <text:p>0.919520548</text:p>
          </table:table-cell>
          <table:table-cell office:value-type="float" office:value="5370" calcext:value-type="float">
            <text:p>5370</text:p>
          </table:table-cell>
          <table:table-cell office:value-type="float" office:value="9905" calcext:value-type="float">
            <text:p>9905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5442" calcext:value-type="float">
            <text:p>0.000015442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1133813" calcext:value-type="float">
            <text:p>0.001133813</text:p>
          </table:table-cell>
          <table:table-cell office:value-type="float" office:value="0.847457627" calcext:value-type="float">
            <text:p>0.847457627</text:p>
          </table:table-cell>
          <table:table-cell office:value-type="float" office:value="50" calcext:value-type="float">
            <text:p>50</text:p>
          </table:table-cell>
          <table:table-cell office:value-type="float" office:value="44099" calcext:value-type="float">
            <text:p>440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59605" calcext:value-type="float">
            <text:p>0.000059605</text:p>
          </table:table-cell>
          <table:table-cell office:value-type="float" office:value="0.013246397" calcext:value-type="float">
            <text:p>0.013246397</text:p>
          </table:table-cell>
          <table:table-cell office:value-type="float" office:value="0.211159737" calcext:value-type="float">
            <text:p>0.211159737</text:p>
          </table:table-cell>
          <table:table-cell office:value-type="float" office:value="0.846491228" calcext:value-type="float">
            <text:p>0.846491228</text:p>
          </table:table-cell>
          <table:table-cell office:value-type="float" office:value="193" calcext:value-type="float">
            <text:p>193</text:p>
          </table:table-cell>
          <table:table-cell office:value-type="float" office:value="914" calcext:value-type="float">
            <text:p>9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61458" calcext:value-type="float">
            <text:p>0.000061458</text:p>
          </table:table-cell>
          <table:table-cell office:value-type="float" office:value="0.013658202" calcext:value-type="float">
            <text:p>0.013658202</text:p>
          </table:table-cell>
          <table:table-cell office:value-type="float" office:value="0.158692185" calcext:value-type="float">
            <text:p>0.158692185</text:p>
          </table:table-cell>
          <table:table-cell office:value-type="float" office:value="0.836134454" calcext:value-type="float">
            <text:p>0.836134454</text:p>
          </table:table-cell>
          <table:table-cell office:value-type="float" office:value="199" calcext:value-type="float">
            <text:p>199</text:p>
          </table:table-cell>
          <table:table-cell office:value-type="float" office:value="1254" calcext:value-type="float">
            <text:p>125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342495" calcext:value-type="float">
            <text:p>0.000342495</text:p>
          </table:table-cell>
          <table:table-cell office:value-type="float" office:value="0.076115305" calcext:value-type="float">
            <text:p>0.076115305</text:p>
          </table:table-cell>
          <table:table-cell office:value-type="float" office:value="0.108480876" calcext:value-type="float">
            <text:p>0.108480876</text:p>
          </table:table-cell>
          <table:table-cell office:value-type="float" office:value="0.804205946" calcext:value-type="float">
            <text:p>0.804205946</text:p>
          </table:table-cell>
          <table:table-cell office:value-type="float" office:value="1109" calcext:value-type="float">
            <text:p>1109</text:p>
          </table:table-cell>
          <table:table-cell office:value-type="float" office:value="10223" calcext:value-type="float">
            <text:p>10223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75725" calcext:value-type="float">
            <text:p>0.000175725</text:p>
          </table:table-cell>
          <table:table-cell office:value-type="float" office:value="0.039052848" calcext:value-type="float">
            <text:p>0.039052848</text:p>
          </table:table-cell>
          <table:table-cell office:value-type="float" office:value="0.135961768" calcext:value-type="float">
            <text:p>0.135961768</text:p>
          </table:table-cell>
          <table:table-cell office:value-type="float" office:value="0.750659631" calcext:value-type="float">
            <text:p>0.750659631</text:p>
          </table:table-cell>
          <table:table-cell office:value-type="float" office:value="569" calcext:value-type="float">
            <text:p>569</text:p>
          </table:table-cell>
          <table:table-cell office:value-type="float" office:value="4185" calcext:value-type="float">
            <text:p>4185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86535" calcext:value-type="float">
            <text:p>0.000186535</text:p>
          </table:table-cell>
          <table:table-cell office:value-type="float" office:value="0.041455045" calcext:value-type="float">
            <text:p>0.041455045</text:p>
          </table:table-cell>
          <table:table-cell office:value-type="float" office:value="0.219397021" calcext:value-type="float">
            <text:p>0.219397021</text:p>
          </table:table-cell>
          <table:table-cell office:value-type="float" office:value="0.745679012" calcext:value-type="float">
            <text:p>0.745679012</text:p>
          </table:table-cell>
          <table:table-cell office:value-type="float" office:value="604" calcext:value-type="float">
            <text:p>604</text:p>
          </table:table-cell>
          <table:table-cell office:value-type="float" office:value="2753" calcext:value-type="float">
            <text:p>275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3" calcext:value-type="float">
            <text:p>0.3</text:p>
          </table:table-cell>
          <table:table-cell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25324" calcext:value-type="float">
            <text:p>0.000025324</text:p>
          </table:table-cell>
          <table:table-cell office:value-type="float" office:value="0.005619132" calcext:value-type="float">
            <text:p>0.005619132</text:p>
          </table:table-cell>
          <table:table-cell office:value-type="float" office:value="0.29390681" calcext:value-type="float">
            <text:p>0.29390681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82" calcext:value-type="float">
            <text:p>82</text:p>
          </table:table-cell>
          <table:table-cell office:value-type="float" office:value="279" calcext:value-type="float">
            <text:p>2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24398" calcext:value-type="float">
            <text:p>0.000024398</text:p>
          </table:table-cell>
          <table:table-cell office:value-type="float" office:value="0.005413554" calcext:value-type="float">
            <text:p>0.005413554</text:p>
          </table:table-cell>
          <table:table-cell office:value-type="float" office:value="0.169164882" calcext:value-type="float">
            <text:p>0.169164882</text:p>
          </table:table-cell>
          <table:table-cell office:value-type="float" office:value="0.647540984" calcext:value-type="float">
            <text:p>0.647540984</text:p>
          </table:table-cell>
          <table:table-cell office:value-type="float" office:value="79" calcext:value-type="float">
            <text:p>79</text:p>
          </table:table-cell>
          <table:table-cell office:value-type="float" office:value="467" calcext:value-type="float">
            <text:p>46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842494" calcext:value-type="float">
            <text:p>0.000842494</text:p>
          </table:table-cell>
          <table:table-cell office:value-type="float" office:value="0.236088273" calcext:value-type="float">
            <text:p>0.236088273</text:p>
          </table:table-cell>
          <table:table-cell table:number-columns-repeated="2" office:value-type="float" office:value="0.622404746" calcext:value-type="float">
            <text:p>0.622404746</text:p>
          </table:table-cell>
          <table:table-cell office:value-type="float" office:value="2728" calcext:value-type="float">
            <text:p>2728</text:p>
          </table:table-cell>
          <table:table-cell table:number-columns-repeated="2" office:value-type="float" office:value="4383" calcext:value-type="float">
            <text:p>43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075973" calcext:value-type="float">
            <text:p>0.000075973</text:p>
          </table:table-cell>
          <table:table-cell office:value-type="float" office:value="0.011103087" calcext:value-type="float">
            <text:p>0.011103087</text:p>
          </table:table-cell>
          <table:table-cell office:value-type="float" office:value="0.036536462" calcext:value-type="float">
            <text:p>0.036536462</text:p>
          </table:table-cell>
          <table:table-cell office:value-type="float" office:value="0.611940299" calcext:value-type="float">
            <text:p>0.611940299</text:p>
          </table:table-cell>
          <table:table-cell office:value-type="float" office:value="246" calcext:value-type="float">
            <text:p>246</text:p>
          </table:table-cell>
          <table:table-cell office:value-type="float" office:value="6733" calcext:value-type="float">
            <text:p>67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836935" calcext:value-type="float">
            <text:p>0.000836935</text:p>
          </table:table-cell>
          <table:table-cell office:value-type="float" office:value="0.234530506" calcext:value-type="float">
            <text:p>0.234530506</text:p>
          </table:table-cell>
          <table:table-cell table:number-columns-repeated="2" office:value-type="float" office:value="0.593127599" calcext:value-type="float">
            <text:p>0.593127599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float" office:value="4569" calcext:value-type="float">
            <text:p>45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6535" calcext:value-type="float">
            <text:p>0.000186535</text:p>
          </table:table-cell>
          <table:table-cell office:value-type="float" office:value="0.041389707" calcext:value-type="float">
            <text:p>0.041389707</text:p>
          </table:table-cell>
          <table:table-cell office:value-type="float" office:value="0.047439522" calcext:value-type="float">
            <text:p>0.047439522</text:p>
          </table:table-cell>
          <table:table-cell office:value-type="float" office:value="0.529824561" calcext:value-type="float">
            <text:p>0.529824561</text:p>
          </table:table-cell>
          <table:table-cell office:value-type="float" office:value="604" calcext:value-type="float">
            <text:p>604</text:p>
          </table:table-cell>
          <table:table-cell office:value-type="float" office:value="12732" calcext:value-type="float">
            <text:p>1273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41692" calcext:value-type="float">
            <text:p>0.000041692</text:p>
          </table:table-cell>
          <table:table-cell office:value-type="float" office:value="0.009265614" calcext:value-type="float">
            <text:p>0.009265614</text:p>
          </table:table-cell>
          <table:table-cell office:value-type="float" office:value="0.101047904" calcext:value-type="float">
            <text:p>0.101047904</text:p>
          </table:table-cell>
          <table:table-cell office:value-type="float" office:value="0.507518797" calcext:value-type="float">
            <text:p>0.507518797</text:p>
          </table:table-cell>
          <table:table-cell office:value-type="float" office:value="135" calcext:value-type="float">
            <text:p>135</text:p>
          </table:table-cell>
          <table:table-cell office:value-type="float" office:value="1336" calcext:value-type="float">
            <text:p>133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7659" calcext:value-type="float">
            <text:p>0.00007659</text:p>
          </table:table-cell>
          <table:table-cell office:value-type="float" office:value="0.016994449" calcext:value-type="float">
            <text:p>0.016994449</text:p>
          </table:table-cell>
          <table:table-cell office:value-type="float" office:value="0.012053463" calcext:value-type="float">
            <text:p>0.012053463</text:p>
          </table:table-cell>
          <table:table-cell office:value-type="float" office:value="0.430555556" calcext:value-type="float">
            <text:p>0.430555556</text:p>
          </table:table-cell>
          <table:table-cell office:value-type="float" office:value="248" calcext:value-type="float">
            <text:p>248</text:p>
          </table:table-cell>
          <table:table-cell office:value-type="float" office:value="20575" calcext:value-type="float">
            <text:p>20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1266" calcext:value-type="float">
            <text:p>0.000051266</text:p>
          </table:table-cell>
          <table:table-cell office:value-type="float" office:value="0.011375317" calcext:value-type="float">
            <text:p>0.011375317</text:p>
          </table:table-cell>
          <table:table-cell office:value-type="float" office:value="0.015585391" calcext:value-type="float">
            <text:p>0.015585391</text:p>
          </table:table-cell>
          <table:table-cell office:value-type="float" office:value="0.417085427" calcext:value-type="float">
            <text:p>0.417085427</text:p>
          </table:table-cell>
          <table:table-cell office:value-type="float" office:value="166" calcext:value-type="float">
            <text:p>166</text:p>
          </table:table-cell>
          <table:table-cell office:value-type="float" office:value="10651" calcext:value-type="float">
            <text:p>1065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43638" calcext:value-type="float">
            <text:p>0.00043638</text:p>
          </table:table-cell>
          <table:table-cell office:value-type="float" office:value="0.117818728" calcext:value-type="float">
            <text:p>0.117818728</text:p>
          </table:table-cell>
          <table:table-cell office:value-type="float" office:value="0.170817215" calcext:value-type="float">
            <text:p>0.170817215</text:p>
          </table:table-cell>
          <table:table-cell office:value-type="float" office:value="0.406852865" calcext:value-type="float">
            <text:p>0.406852865</text:p>
          </table:table-cell>
          <table:table-cell office:value-type="float" office:value="1413" calcext:value-type="float">
            <text:p>1413</text:p>
          </table:table-cell>
          <table:table-cell office:value-type="float" office:value="8272" calcext:value-type="float">
            <text:p>8272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203829" calcext:value-type="float">
            <text:p>0.000203829</text:p>
          </table:table-cell>
          <table:table-cell office:value-type="float" office:value="0.029788771" calcext:value-type="float">
            <text:p>0.029788771</text:p>
          </table:table-cell>
          <table:table-cell office:value-type="float" office:value="0.057717534" calcext:value-type="float">
            <text:p>0.057717534</text:p>
          </table:table-cell>
          <table:table-cell office:value-type="float" office:value="0.396396396" calcext:value-type="float">
            <text:p>0.396396396</text:p>
          </table:table-cell>
          <table:table-cell office:value-type="float" office:value="660" calcext:value-type="float">
            <text:p>660</text:p>
          </table:table-cell>
          <table:table-cell office:value-type="float" office:value="11435" calcext:value-type="float">
            <text:p>11435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rdf:type <text:s/>&lt;yagoLegalActor&gt; <text:s/>?b <text:s/>rdf:type <text:s/>owl:Thing <text:s text:c="2"/>=&gt; ?a <text:s/>&lt;isKnownFor&gt; <text:s/>?b</text:p>
          </table:table-cell>
          <table:table-cell office:value-type="float" office:value="0.000084929" calcext:value-type="float">
            <text:p>0.000084929</text:p>
          </table:table-cell>
          <table:table-cell office:value-type="float" office:value="0.046784621" calcext:value-type="float">
            <text:p>0.046784621</text:p>
          </table:table-cell>
          <table:table-cell office:value-type="float" office:value="0.001660879" calcext:value-type="float">
            <text:p>0.001660879</text:p>
          </table:table-cell>
          <table:table-cell office:value-type="float" office:value="0.392857143" calcext:value-type="float">
            <text:p>0.392857143</text:p>
          </table:table-cell>
          <table:table-cell office:value-type="float" office:value="275" calcext:value-type="float">
            <text:p>275</text:p>
          </table:table-cell>
          <table:table-cell office:value-type="float" office:value="165575" calcext:value-type="float">
            <text:p>16557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26251" calcext:value-type="float">
            <text:p>0.000026251</text:p>
          </table:table-cell>
          <table:table-cell office:value-type="float" office:value="0.034893268" calcext:value-type="float">
            <text:p>0.034893268</text:p>
          </table:table-cell>
          <table:table-cell office:value-type="float" office:value="0.134493671" calcext:value-type="float">
            <text:p>0.134493671</text:p>
          </table:table-cell>
          <table:table-cell office:value-type="float" office:value="0.388127854" calcext:value-type="float">
            <text:p>0.388127854</text:p>
          </table:table-cell>
          <table:table-cell office:value-type="float" office:value="85" calcext:value-type="float">
            <text:p>85</text:p>
          </table:table-cell>
          <table:table-cell office:value-type="float" office:value="632" calcext:value-type="float">
            <text:p>6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rdf:type <text:s/>&lt;yagoLegalActor&gt; <text:s/>?b <text:s/>rdf:type <text:s/>owl:Thing <text:s text:c="2"/>=&gt; ?a <text:s/>&lt;created&gt; <text:s/>?b</text:p>
          </table:table-cell>
          <table:table-cell office:value-type="float" office:value="0.001687768" calcext:value-type="float">
            <text:p>0.001687768</text:p>
          </table:table-cell>
          <table:table-cell office:value-type="float" office:value="0.02730343" calcext:value-type="float">
            <text:p>0.02730343</text:p>
          </table:table-cell>
          <table:table-cell office:value-type="float" office:value="0.183808691" calcext:value-type="float">
            <text:p>0.183808691</text:p>
          </table:table-cell>
          <table:table-cell office:value-type="float" office:value="0.317954387" calcext:value-type="float">
            <text:p>0.317954387</text:p>
          </table:table-cell>
          <table:table-cell office:value-type="float" office:value="5465" calcext:value-type="float">
            <text:p>5465</text:p>
          </table:table-cell>
          <table:table-cell office:value-type="float" office:value="29732" calcext:value-type="float">
            <text:p>29732</text:p>
          </table:table-cell>
          <table:table-cell office:value-type="float" office:value="17188" calcext:value-type="float">
            <text:p>171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133724" calcext:value-type="float">
            <text:p>0.000133724</text:p>
          </table:table-cell>
          <table:table-cell office:value-type="float" office:value="0.628447025" calcext:value-type="float">
            <text:p>0.628447025</text:p>
          </table:table-cell>
          <table:table-cell table:number-columns-repeated="2" office:value-type="float" office:value="0.284494087" calcext:value-type="float">
            <text:p>0.284494087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214638" calcext:value-type="float">
            <text:p>0.000214638</text:p>
          </table:table-cell>
          <table:table-cell office:value-type="float" office:value="0.01241892" calcext:value-type="float">
            <text:p>0.01241892</text:p>
          </table:table-cell>
          <table:table-cell office:value-type="float" office:value="0.103222932" calcext:value-type="float">
            <text:p>0.103222932</text:p>
          </table:table-cell>
          <table:table-cell office:value-type="float" office:value="0.280241935" calcext:value-type="float">
            <text:p>0.280241935</text:p>
          </table:table-cell>
          <table:table-cell office:value-type="float" office:value="695" calcext:value-type="float">
            <text:p>695</text:p>
          </table:table-cell>
          <table:table-cell office:value-type="float" office:value="6733" calcext:value-type="float">
            <text:p>6733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26961" calcext:value-type="float">
            <text:p>0.00026961</text:p>
          </table:table-cell>
          <table:table-cell office:value-type="float" office:value="0.015599593" calcext:value-type="float">
            <text:p>0.015599593</text:p>
          </table:table-cell>
          <table:table-cell office:value-type="float" office:value="0.076344556" calcext:value-type="float">
            <text:p>0.076344556</text:p>
          </table:table-cell>
          <table:table-cell office:value-type="float" office:value="0.279538905" calcext:value-type="float">
            <text:p>0.279538905</text:p>
          </table:table-cell>
          <table:table-cell office:value-type="float" office:value="873" calcext:value-type="float">
            <text:p>873</text:p>
          </table:table-cell>
          <table:table-cell office:value-type="float" office:value="11435" calcext:value-type="float">
            <text:p>11435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7412" calcext:value-type="float">
            <text:p>0.000007412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2663707" calcext:value-type="float">
            <text:p>0.02663707</text:p>
          </table:table-cell>
          <table:table-cell office:value-type="float" office:value="0.258064516" calcext:value-type="float">
            <text:p>0.258064516</text:p>
          </table:table-cell>
          <table:table-cell office:value-type="float" office:value="24" calcext:value-type="float">
            <text:p>24</text:p>
          </table:table-cell>
          <table:table-cell office:value-type="float" office:value="901" calcext:value-type="float">
            <text:p>9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57134" calcext:value-type="float">
            <text:p>0.000057134</text:p>
          </table:table-cell>
          <table:table-cell office:value-type="float" office:value="0.012697323" calcext:value-type="float">
            <text:p>0.012697323</text:p>
          </table:table-cell>
          <table:table-cell office:value-type="float" office:value="0.054749926" calcext:value-type="float">
            <text:p>0.054749926</text:p>
          </table:table-cell>
          <table:table-cell office:value-type="float" office:value="0.25170068" calcext:value-type="float">
            <text:p>0.25170068</text:p>
          </table:table-cell>
          <table:table-cell office:value-type="float" office:value="185" calcext:value-type="float">
            <text:p>185</text:p>
          </table:table-cell>
          <table:table-cell office:value-type="float" office:value="3379" calcext:value-type="float">
            <text:p>337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257875" calcext:value-type="float">
            <text:p>0.000257875</text:p>
          </table:table-cell>
          <table:table-cell office:value-type="float" office:value="0.05730954" calcext:value-type="float">
            <text:p>0.05730954</text:p>
          </table:table-cell>
          <table:table-cell office:value-type="float" office:value="0.028573384" calcext:value-type="float">
            <text:p>0.028573384</text:p>
          </table:table-cell>
          <table:table-cell office:value-type="float" office:value="0.234024664" calcext:value-type="float">
            <text:p>0.234024664</text:p>
          </table:table-cell>
          <table:table-cell office:value-type="float" office:value="835" calcext:value-type="float">
            <text:p>835</text:p>
          </table:table-cell>
          <table:table-cell office:value-type="float" office:value="29223" calcext:value-type="float">
            <text:p>29223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16819" calcext:value-type="float">
            <text:p>0.0016819</text:p>
          </table:table-cell>
          <table:table-cell office:value-type="float" office:value="0.162698294" calcext:value-type="float">
            <text:p>0.162698294</text:p>
          </table:table-cell>
          <table:table-cell office:value-type="float" office:value="0.191087719" calcext:value-type="float">
            <text:p>0.191087719</text:p>
          </table:table-cell>
          <table:table-cell office:value-type="float" office:value="0.22570351" calcext:value-type="float">
            <text:p>0.22570351</text:p>
          </table:table-cell>
          <table:table-cell office:value-type="float" office:value="5446" calcext:value-type="float">
            <text:p>5446</text:p>
          </table:table-cell>
          <table:table-cell office:value-type="float" office:value="28500" calcext:value-type="float">
            <text:p>28500</text:p>
          </table:table-cell>
          <table:table-cell office:value-type="float" office:value="24129" calcext:value-type="float">
            <text:p>2412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16182" calcext:value-type="float">
            <text:p>0.000216182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3972335" calcext:value-type="float">
            <text:p>0.013972335</text:p>
          </table:table-cell>
          <table:table-cell office:value-type="float" office:value="0.225225225" calcext:value-type="float">
            <text:p>0.225225225</text:p>
          </table:table-cell>
          <table:table-cell office:value-type="float" office:value="700" calcext:value-type="float">
            <text:p>700</text:p>
          </table:table-cell>
          <table:table-cell office:value-type="float" office:value="50099" calcext:value-type="float">
            <text:p>50099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55528" calcext:value-type="float">
            <text:p>0.00055528</text:p>
          </table:table-cell>
          <table:table-cell office:value-type="float" office:value="0.081151832" calcext:value-type="float">
            <text:p>0.081151832</text:p>
          </table:table-cell>
          <table:table-cell office:value-type="float" office:value="0.03646615" calcext:value-type="float">
            <text:p>0.03646615</text:p>
          </table:table-cell>
          <table:table-cell office:value-type="float" office:value="0.224806202" calcext:value-type="float">
            <text:p>0.224806202</text:p>
          </table:table-cell>
          <table:table-cell office:value-type="float" office:value="1798" calcext:value-type="float">
            <text:p>1798</text:p>
          </table:table-cell>
          <table:table-cell office:value-type="float" office:value="49306" calcext:value-type="float">
            <text:p>49306</text:p>
          </table:table-cell>
          <table:table-cell office:value-type="float" office:value="7998" calcext:value-type="float">
            <text:p>79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55528" calcext:value-type="float">
            <text:p>0.00055528</text:p>
          </table:table-cell>
          <table:table-cell office:value-type="float" office:value="0.032128371" calcext:value-type="float">
            <text:p>0.032128371</text:p>
          </table:table-cell>
          <table:table-cell office:value-type="float" office:value="0.088124295" calcext:value-type="float">
            <text:p>0.088124295</text:p>
          </table:table-cell>
          <table:table-cell office:value-type="float" office:value="0.223243109" calcext:value-type="float">
            <text:p>0.223243109</text:p>
          </table:table-cell>
          <table:table-cell office:value-type="float" office:value="1798" calcext:value-type="float">
            <text:p>1798</text:p>
          </table:table-cell>
          <table:table-cell office:value-type="float" office:value="20403" calcext:value-type="float">
            <text:p>20403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18062397" calcext:value-type="float">
            <text:p>0.018062397</text:p>
          </table:table-cell>
          <table:table-cell office:value-type="float" office:value="0.064896755" calcext:value-type="float">
            <text:p>0.064896755</text:p>
          </table:table-cell>
          <table:table-cell office:value-type="float" office:value="0.218905473" calcext:value-type="float">
            <text:p>0.218905473</text:p>
          </table:table-cell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18062397" calcext:value-type="float">
            <text:p>0.018062397</text:p>
          </table:table-cell>
          <table:table-cell office:value-type="float" office:value="0.087301587" calcext:value-type="float">
            <text:p>0.087301587</text:p>
          </table:table-cell>
          <table:table-cell office:value-type="float" office:value="0.217821782" calcext:value-type="float">
            <text:p>0.217821782</text:p>
          </table:table-cell>
          <table:table-cell office:value-type="float" office:value="44" calcext:value-type="float">
            <text:p>44</text:p>
          </table:table-cell>
          <table:table-cell office:value-type="float" office:value="504" calcext:value-type="float">
            <text:p>50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77517" calcext:value-type="float">
            <text:p>0.000077517</text:p>
          </table:table-cell>
          <table:table-cell office:value-type="float" office:value="0.364296081" calcext:value-type="float">
            <text:p>0.364296081</text:p>
          </table:table-cell>
          <table:table-cell office:value-type="float" office:value="0.161518662" calcext:value-type="float">
            <text:p>0.161518662</text:p>
          </table:table-cell>
          <table:table-cell office:value-type="float" office:value="0.217504333" calcext:value-type="float">
            <text:p>0.217504333</text:p>
          </table:table-cell>
          <table:table-cell office:value-type="float" office:value="251" calcext:value-type="float">
            <text:p>251</text:p>
          </table:table-cell>
          <table:table-cell office:value-type="float" office:value="1554" calcext:value-type="float">
            <text:p>1554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06887" calcext:value-type="float">
            <text:p>0.00006887</text:p>
          </table:table-cell>
          <table:table-cell office:value-type="float" office:value="0.010064994" calcext:value-type="float">
            <text:p>0.010064994</text:p>
          </table:table-cell>
          <table:table-cell office:value-type="float" office:value="0.033859702" calcext:value-type="float">
            <text:p>0.033859702</text:p>
          </table:table-cell>
          <table:table-cell office:value-type="float" office:value="0.216085271" calcext:value-type="float">
            <text:p>0.216085271</text:p>
          </table:table-cell>
          <table:table-cell office:value-type="float" office:value="223" calcext:value-type="float">
            <text:p>223</text:p>
          </table:table-cell>
          <table:table-cell office:value-type="float" office:value="6586" calcext:value-type="float">
            <text:p>658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5386" calcext:value-type="float">
            <text:p>0.00025386</text:p>
          </table:table-cell>
          <table:table-cell office:value-type="float" office:value="0.056328377" calcext:value-type="float">
            <text:p>0.056328377</text:p>
          </table:table-cell>
          <table:table-cell table:number-columns-repeated="2" office:value-type="float" office:value="0.207785642" calcext:value-type="float">
            <text:p>0.207785642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3956" calcext:value-type="float">
            <text:p>39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91167" calcext:value-type="float">
            <text:p>0.000191167</text:p>
          </table:table-cell>
          <table:table-cell office:value-type="float" office:value="0.042484557" calcext:value-type="float">
            <text:p>0.042484557</text:p>
          </table:table-cell>
          <table:table-cell office:value-type="float" office:value="0.031196452" calcext:value-type="float">
            <text:p>0.031196452</text:p>
          </table:table-cell>
          <table:table-cell office:value-type="float" office:value="0.202618658" calcext:value-type="float">
            <text:p>0.202618658</text:p>
          </table:table-cell>
          <table:table-cell office:value-type="float" office:value="619" calcext:value-type="float">
            <text:p>619</text:p>
          </table:table-cell>
          <table:table-cell office:value-type="float" office:value="19842" calcext:value-type="float">
            <text:p>19842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7461" calcext:value-type="float">
            <text:p>0.000187461</text:p>
          </table:table-cell>
          <table:table-cell office:value-type="float" office:value="0.041595285" calcext:value-type="float">
            <text:p>0.041595285</text:p>
          </table:table-cell>
          <table:table-cell table:number-columns-repeated="2" office:value-type="float" office:value="0.1896875" calcext:value-type="float">
            <text:p>0.1896875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8413" calcext:value-type="float">
            <text:p>0.000028413</text:p>
          </table:table-cell>
          <table:table-cell office:value-type="float" office:value="0.133526851" calcext:value-type="float">
            <text:p>0.13352685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83266932" calcext:value-type="float">
            <text:p>0.183266932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6794" calcext:value-type="float">
            <text:p>0.000006794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123595506" calcext:value-type="float">
            <text:p>0.123595506</text:p>
          </table:table-cell>
          <table:table-cell office:value-type="float" office:value="0.178861789" calcext:value-type="float">
            <text:p>0.178861789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61766" calcext:value-type="float">
            <text:p>0.000061766</text:p>
          </table:table-cell>
          <table:table-cell office:value-type="float" office:value="0.013705201" calcext:value-type="float">
            <text:p>0.013705201</text:p>
          </table:table-cell>
          <table:table-cell office:value-type="float" office:value="0.040883074" calcext:value-type="float">
            <text:p>0.040883074</text:p>
          </table:table-cell>
          <table:table-cell office:value-type="float" office:value="0.170068027" calcext:value-type="float">
            <text:p>0.170068027</text:p>
          </table:table-cell>
          <table:table-cell office:value-type="float" office:value="200" calcext:value-type="float">
            <text:p>200</text:p>
          </table:table-cell>
          <table:table-cell office:value-type="float" office:value="4892" calcext:value-type="float">
            <text:p>4892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98826" calcext:value-type="float">
            <text:p>0.000098826</text:p>
          </table:table-cell>
          <table:table-cell office:value-type="float" office:value="0.021928322" calcext:value-type="float">
            <text:p>0.021928322</text:p>
          </table:table-cell>
          <table:table-cell office:value-type="float" office:value="0.011831257" calcext:value-type="float">
            <text:p>0.011831257</text:p>
          </table:table-cell>
          <table:table-cell office:value-type="float" office:value="0.16762703" calcext:value-type="float">
            <text:p>0.16762703</text:p>
          </table:table-cell>
          <table:table-cell office:value-type="float" office:value="320" calcext:value-type="float">
            <text:p>320</text:p>
          </table:table-cell>
          <table:table-cell office:value-type="float" office:value="27047" calcext:value-type="float">
            <text:p>27047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281" calcext:value-type="float">
            <text:p>0.0000528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4152115" calcext:value-type="float">
            <text:p>0.014152115</text:p>
          </table:table-cell>
          <table:table-cell office:value-type="float" office:value="0.16553727" calcext:value-type="float">
            <text:p>0.16553727</text:p>
          </table:table-cell>
          <table:table-cell office:value-type="float" office:value="171" calcext:value-type="float">
            <text:p>171</text:p>
          </table:table-cell>
          <table:table-cell office:value-type="float" office:value="12083" calcext:value-type="float">
            <text:p>1208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101123596" calcext:value-type="float">
            <text:p>0.101123596</text:p>
          </table:table-cell>
          <table:table-cell office:value-type="float" office:value="0.163636364" calcext:value-type="float">
            <text:p>0.163636364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609017" calcext:value-type="float">
            <text:p>0.000609017</text:p>
          </table:table-cell>
          <table:table-cell office:value-type="float" office:value="0.097739889" calcext:value-type="float">
            <text:p>0.097739889</text:p>
          </table:table-cell>
          <table:table-cell office:value-type="float" office:value="0.067143344" calcext:value-type="float">
            <text:p>0.067143344</text:p>
          </table:table-cell>
          <table:table-cell office:value-type="float" office:value="0.159340659" calcext:value-type="float">
            <text:p>0.159340659</text:p>
          </table:table-cell>
          <table:table-cell office:value-type="float" office:value="1972" calcext:value-type="float">
            <text:p>1972</text:p>
          </table:table-cell>
          <table:table-cell office:value-type="float" office:value="29370" calcext:value-type="float">
            <text:p>29370</text:p>
          </table:table-cell>
          <table:table-cell office:value-type="float" office:value="12376" calcext:value-type="float">
            <text:p>123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4934688" calcext:value-type="float">
            <text:p>0.04934688</text:p>
          </table:table-cell>
          <table:table-cell office:value-type="float" office:value="0.079625293" calcext:value-type="float">
            <text:p>0.079625293</text:p>
          </table:table-cell>
          <table:table-cell office:value-type="float" office:value="0.157407407" calcext:value-type="float">
            <text:p>0.157407407</text:p>
          </table:table-cell>
          <table:table-cell office:value-type="float" office:value="34" calcext:value-type="float">
            <text:p>34</text:p>
          </table:table-cell>
          <table:table-cell office:value-type="float" office:value="427" calcext:value-type="float">
            <text:p>42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62075" calcext:value-type="float">
            <text:p>0.000062075</text:p>
          </table:table-cell>
          <table:table-cell office:value-type="float" office:value="0.082512315" calcext:value-type="float">
            <text:p>0.082512315</text:p>
          </table:table-cell>
          <table:table-cell office:value-type="float" office:value="0.018394802" calcext:value-type="float">
            <text:p>0.018394802</text:p>
          </table:table-cell>
          <table:table-cell office:value-type="float" office:value="0.156786271" calcext:value-type="float">
            <text:p>0.156786271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rdf:type <text:s/>&lt;yagoLegalActor&gt; <text:s/>?b <text:s/>rdf:type <text:s/>owl:Thing <text:s text:c="2"/>=&gt; ?a <text:s/>&lt;created&gt; <text:s/>?b</text:p>
          </table:table-cell>
          <table:table-cell office:value-type="float" office:value="0.000537368" calcext:value-type="float">
            <text:p>0.000537368</text:p>
          </table:table-cell>
          <table:table-cell office:value-type="float" office:value="0.008693132" calcext:value-type="float">
            <text:p>0.008693132</text:p>
          </table:table-cell>
          <table:table-cell office:value-type="float" office:value="0.097648577" calcext:value-type="float">
            <text:p>0.097648577</text:p>
          </table:table-cell>
          <table:table-cell office:value-type="float" office:value="0.151686863" calcext:value-type="float">
            <text:p>0.151686863</text:p>
          </table:table-cell>
          <table:table-cell office:value-type="float" office:value="1740" calcext:value-type="float">
            <text:p>1740</text:p>
          </table:table-cell>
          <table:table-cell office:value-type="float" office:value="17819" calcext:value-type="float">
            <text:p>17819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6794" calcext:value-type="float">
            <text:p>0.000006794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42145594" calcext:value-type="float">
            <text:p>0.042145594</text:p>
          </table:table-cell>
          <table:table-cell office:value-type="float" office:value="0.149659864" calcext:value-type="float">
            <text:p>0.149659864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6843" calcext:value-type="float">
            <text:p>0.000186843</text:p>
          </table:table-cell>
          <table:table-cell office:value-type="float" office:value="0.041458233" calcext:value-type="float">
            <text:p>0.041458233</text:p>
          </table:table-cell>
          <table:table-cell table:number-columns-repeated="2" office:value-type="float" office:value="0.148211661" calcext:value-type="float">
            <text:p>0.148211661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4082" calcext:value-type="float">
            <text:p>40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1736" calcext:value-type="float">
            <text:p>0.000011736</text:p>
          </table:table-cell>
          <table:table-cell office:value-type="float" office:value="0.017932987" calcext:value-type="float">
            <text:p>0.017932987</text:p>
          </table:table-cell>
          <table:table-cell office:value-type="float" office:value="0.130136986" calcext:value-type="float">
            <text:p>0.130136986</text:p>
          </table:table-cell>
          <table:table-cell office:value-type="float" office:value="0.141791045" calcext:value-type="float">
            <text:p>0.141791045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609017" calcext:value-type="float">
            <text:p>0.000609017</text:p>
          </table:table-cell>
          <table:table-cell office:value-type="float" office:value="0.058913154" calcext:value-type="float">
            <text:p>0.058913154</text:p>
          </table:table-cell>
          <table:table-cell office:value-type="float" office:value="0.114265848" calcext:value-type="float">
            <text:p>0.114265848</text:p>
          </table:table-cell>
          <table:table-cell office:value-type="float" office:value="0.134277543" calcext:value-type="float">
            <text:p>0.134277543</text:p>
          </table:table-cell>
          <table:table-cell office:value-type="float" office:value="1972" calcext:value-type="float">
            <text:p>1972</text:p>
          </table:table-cell>
          <table:table-cell office:value-type="float" office:value="17258" calcext:value-type="float">
            <text:p>17258</text:p>
          </table:table-cell>
          <table:table-cell office:value-type="float" office:value="14686" calcext:value-type="float">
            <text:p>146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25015" calcext:value-type="float">
            <text:p>0.000025015</text:p>
          </table:table-cell>
          <table:table-cell office:value-type="float" office:value="0.038225578" calcext:value-type="float">
            <text:p>0.038225578</text:p>
          </table:table-cell>
          <table:table-cell office:value-type="float" office:value="0.019603098" calcext:value-type="float">
            <text:p>0.019603098</text:p>
          </table:table-cell>
          <table:table-cell office:value-type="float" office:value="0.13022508" calcext:value-type="float">
            <text:p>0.13022508</text:p>
          </table:table-cell>
          <table:table-cell office:value-type="float" office:value="81" calcext:value-type="float">
            <text:p>81</text:p>
          </table:table-cell>
          <table:table-cell office:value-type="float" office:value="4132" calcext:value-type="float">
            <text:p>41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533044" calcext:value-type="float">
            <text:p>0.000533044</text:p>
          </table:table-cell>
          <table:table-cell office:value-type="float" office:value="0.085547185" calcext:value-type="float">
            <text:p>0.085547185</text:p>
          </table:table-cell>
          <table:table-cell office:value-type="float" office:value="0.06029905" calcext:value-type="float">
            <text:p>0.06029905</text:p>
          </table:table-cell>
          <table:table-cell office:value-type="float" office:value="0.125472521" calcext:value-type="float">
            <text:p>0.125472521</text:p>
          </table:table-cell>
          <table:table-cell office:value-type="float" office:value="1726" calcext:value-type="float">
            <text:p>1726</text:p>
          </table:table-cell>
          <table:table-cell office:value-type="float" office:value="28624" calcext:value-type="float">
            <text:p>28624</text:p>
          </table:table-cell>
          <table:table-cell office:value-type="float" office:value="13756" calcext:value-type="float">
            <text:p>137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08647" calcext:value-type="float">
            <text:p>0.000008647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2138057" calcext:value-type="float">
            <text:p>0.002138057</text:p>
          </table:table-cell>
          <table:table-cell office:value-type="float" office:value="0.122270742" calcext:value-type="float">
            <text:p>0.122270742</text:p>
          </table:table-cell>
          <table:table-cell office:value-type="float" office:value="28" calcext:value-type="float">
            <text:p>28</text:p>
          </table:table-cell>
          <table:table-cell office:value-type="float" office:value="13096" calcext:value-type="float">
            <text:p>130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5442" calcext:value-type="float">
            <text:p>0.000015442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81833061" calcext:value-type="float">
            <text:p>0.081833061</text:p>
          </table:table-cell>
          <table:table-cell office:value-type="float" office:value="0.101832994" calcext:value-type="float">
            <text:p>0.101832994</text:p>
          </table:table-cell>
          <table:table-cell office:value-type="float" office:value="50" calcext:value-type="float">
            <text:p>50</text:p>
          </table:table-cell>
          <table:table-cell office:value-type="float" office:value="611" calcext:value-type="float">
            <text:p>6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6986" calcext:value-type="float">
            <text:p>0.000016986</text:p>
          </table:table-cell>
          <table:table-cell office:value-type="float" office:value="0.068493151" calcext:value-type="float">
            <text:p>0.068493151</text:p>
          </table:table-cell>
          <table:table-cell office:value-type="float" office:value="0.075034106" calcext:value-type="float">
            <text:p>0.075034106</text:p>
          </table:table-cell>
          <table:table-cell office:value-type="float" office:value="0.092436975" calcext:value-type="float">
            <text:p>0.092436975</text:p>
          </table:table-cell>
          <table:table-cell office:value-type="float" office:value="55" calcext:value-type="float">
            <text:p>55</text:p>
          </table:table-cell>
          <table:table-cell office:value-type="float" office:value="733" calcext:value-type="float">
            <text:p>73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8956" calcext:value-type="float">
            <text:p>0.000008956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84548105" calcext:value-type="float">
            <text:p>0.084548105</text:p>
          </table:table-cell>
          <table:table-cell office:value-type="float" office:value="0.087613293" calcext:value-type="float">
            <text:p>0.087613293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71958" calcext:value-type="float">
            <text:p>0.000071958</text:p>
          </table:table-cell>
          <table:table-cell office:value-type="float" office:value="0.338171263" calcext:value-type="float">
            <text:p>0.338171263</text:p>
          </table:table-cell>
          <table:table-cell office:value-type="float" office:value="0.0288188" calcext:value-type="float">
            <text:p>0.0288188</text:p>
          </table:table-cell>
          <table:table-cell office:value-type="float" office:value="0.078663065" calcext:value-type="float">
            <text:p>0.078663065</text:p>
          </table:table-cell>
          <table:table-cell office:value-type="float" office:value="233" calcext:value-type="float">
            <text:p>233</text:p>
          </table:table-cell>
          <table:table-cell office:value-type="float" office:value="8085" calcext:value-type="float">
            <text:p>8085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20764512" calcext:value-type="float">
            <text:p>0.020764512</text:p>
          </table:table-cell>
          <table:table-cell office:value-type="float" office:value="0.066365008" calcext:value-type="float">
            <text:p>0.066365008</text:p>
          </table:table-cell>
          <table:table-cell office:value-type="float" office:value="0.071197411" calcext:value-type="float">
            <text:p>0.071197411</text:p>
          </table:table-cell>
          <table:table-cell office:value-type="float" office:value="44" calcext:value-type="float">
            <text:p>44</text:p>
          </table:table-cell>
          <table:table-cell office:value-type="float" office:value="663" calcext:value-type="float">
            <text:p>66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34589" calcext:value-type="float">
            <text:p>0.000034589</text:p>
          </table:table-cell>
          <table:table-cell office:value-type="float" office:value="0.162554427" calcext:value-type="float">
            <text:p>0.162554427</text:p>
          </table:table-cell>
          <table:table-cell office:value-type="float" office:value="0.048908297" calcext:value-type="float">
            <text:p>0.048908297</text:p>
          </table:table-cell>
          <table:table-cell office:value-type="float" office:value="0.062187674" calcext:value-type="float">
            <text:p>0.062187674</text:p>
          </table:table-cell>
          <table:table-cell office:value-type="float" office:value="112" calcext:value-type="float">
            <text:p>112</text:p>
          </table:table-cell>
          <table:table-cell office:value-type="float" office:value="2290" calcext:value-type="float">
            <text:p>229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2044" calcext:value-type="float">
            <text:p>0.000012044</text:p>
          </table:table-cell>
          <table:table-cell office:value-type="float" office:value="0.018404908" calcext:value-type="float">
            <text:p>0.018404908</text:p>
          </table:table-cell>
          <table:table-cell office:value-type="float" office:value="0.011507819" calcext:value-type="float">
            <text:p>0.011507819</text:p>
          </table:table-cell>
          <table:table-cell office:value-type="float" office:value="0.061417323" calcext:value-type="float">
            <text:p>0.061417323</text:p>
          </table:table-cell>
          <table:table-cell office:value-type="float" office:value="39" calcext:value-type="float">
            <text:p>39</text:p>
          </table:table-cell>
          <table:table-cell office:value-type="float" office:value="3389" calcext:value-type="float">
            <text:p>338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/>?b <text:s/>rdf:type <text:s/>&lt;wordnet_currency_113385913&gt; <text:s/>?a <text:s/>rdf:type <text:s/>&lt;wordnet_location_100027167&gt; <text:s text:c="2"/>=&gt; ?a <text:s/>&lt;hasCurrency&gt; <text:s/>?b</text:p>
          </table:table-cell>
          <table:table-cell office:value-type="float" office:value="0.000002162" calcext:value-type="float">
            <text:p>0.000002162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745098" calcext:value-type="float">
            <text:p>0.02745098</text:p>
          </table:table-cell>
          <table:table-cell office:value-type="float" office:value="0.060869565" calcext:value-type="float">
            <text:p>0.06086956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1927" calcext:value-type="float">
            <text:p>0.000021927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6649146" calcext:value-type="float">
            <text:p>0.046649146</text:p>
          </table:table-cell>
          <table:table-cell office:value-type="float" office:value="0.056709265" calcext:value-type="float">
            <text:p>0.056709265</text:p>
          </table:table-cell>
          <table:table-cell office:value-type="float" office:value="71" calcext:value-type="float">
            <text:p>71</text:p>
          </table:table-cell>
          <table:table-cell office:value-type="float" office:value="1522" calcext:value-type="float">
            <text:p>1522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/>?b <text:s/>rdf:type <text:s/>&lt;wordnet_currency_113385913&gt; <text:s/>?a <text:s/>rdf:type <text:s/>&lt;wordnet_location_100027167&gt; <text:s text:c="2"/>=&gt; ?a <text:s/>&lt;hasCurrency&gt; <text:s/>?b</text:p>
          </table:table-cell>
          <table:table-cell office:value-type="float" office:value="0.000002162" calcext:value-type="float">
            <text:p>0.000002162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56451613" calcext:value-type="float">
            <text:p>0.056451613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03397" calcext:value-type="float">
            <text:p>0.000003397</text:p>
          </table:table-cell>
          <table:table-cell office:value-type="float" office:value="0.000951969" calcext:value-type="float">
            <text:p>0.000951969</text:p>
          </table:table-cell>
          <table:table-cell office:value-type="float" office:value="0.002796136" calcext:value-type="float">
            <text:p>0.002796136</text:p>
          </table:table-cell>
          <table:table-cell office:value-type="float" office:value="0.052380952" calcext:value-type="float">
            <text:p>0.052380952</text:p>
          </table:table-cell>
          <table:table-cell office:value-type="float" office:value="11" calcext:value-type="float">
            <text:p>11</text:p>
          </table:table-cell>
          <table:table-cell office:value-type="float" office:value="3934" calcext:value-type="float">
            <text:p>39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136195" calcext:value-type="float">
            <text:p>0.000136195</text:p>
          </table:table-cell>
          <table:table-cell office:value-type="float" office:value="0.640058055" calcext:value-type="float">
            <text:p>0.640058055</text:p>
          </table:table-cell>
          <table:table-cell table:number-columns-repeated="2" office:value-type="float" office:value="0.048546896" calcext:value-type="float">
            <text:p>0.048546896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9084" calcext:value-type="float">
            <text:p>908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8839" calcext:value-type="float">
            <text:p>0.000018839</text:p>
          </table:table-cell>
          <table:table-cell office:value-type="float" office:value="0.028787164" calcext:value-type="float">
            <text:p>0.028787164</text:p>
          </table:table-cell>
          <table:table-cell office:value-type="float" office:value="0.046107332" calcext:value-type="float">
            <text:p>0.046107332</text:p>
          </table:table-cell>
          <table:table-cell office:value-type="float" office:value="0.048489666" calcext:value-type="float">
            <text:p>0.048489666</text:p>
          </table:table-cell>
          <table:table-cell office:value-type="float" office:value="61" calcext:value-type="float">
            <text:p>61</text:p>
          </table:table-cell>
          <table:table-cell office:value-type="float" office:value="1323" calcext:value-type="float">
            <text:p>1323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557751" calcext:value-type="float">
            <text:p>0.000557751</text:p>
          </table:table-cell>
          <table:table-cell office:value-type="float" office:value="0.129462366" calcext:value-type="float">
            <text:p>0.129462366</text:p>
          </table:table-cell>
          <table:table-cell office:value-type="float" office:value="0.02783815" calcext:value-type="float">
            <text:p>0.02783815</text:p>
          </table:table-cell>
          <table:table-cell office:value-type="float" office:value="0.042945806" calcext:value-type="float">
            <text:p>0.042945806</text:p>
          </table:table-cell>
          <table:table-cell office:value-type="float" office:value="1806" calcext:value-type="float">
            <text:p>1806</text:p>
          </table:table-cell>
          <table:table-cell office:value-type="float" office:value="64875" calcext:value-type="float">
            <text:p>64875</text:p>
          </table:table-cell>
          <table:table-cell office:value-type="float" office:value="42053" calcext:value-type="float">
            <text:p>4205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71927" calcext:value-type="float">
            <text:p>0.00071927</text:p>
          </table:table-cell>
          <table:table-cell office:value-type="float" office:value="0.166953405" calcext:value-type="float">
            <text:p>0.166953405</text:p>
          </table:table-cell>
          <table:table-cell table:number-columns-repeated="2" office:value-type="float" office:value="0.042552025" calcext:value-type="float">
            <text:p>0.042552025</text:p>
          </table:table-cell>
          <table:table-cell office:value-type="float" office:value="2329" calcext:value-type="float">
            <text:p>2329</text:p>
          </table:table-cell>
          <table:table-cell table:number-columns-repeated="2" office:value-type="float" office:value="54733" calcext:value-type="float">
            <text:p>547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5324" calcext:value-type="float">
            <text:p>0.000025324</text:p>
          </table:table-cell>
          <table:table-cell office:value-type="float" office:value="0.119013062" calcext:value-type="float">
            <text:p>0.119013062</text:p>
          </table:table-cell>
          <table:table-cell office:value-type="float" office:value="0.03580786" calcext:value-type="float">
            <text:p>0.03580786</text:p>
          </table:table-cell>
          <table:table-cell office:value-type="float" office:value="0.042443064" calcext:value-type="float">
            <text:p>0.042443064</text:p>
          </table:table-cell>
          <table:table-cell office:value-type="float" office:value="82" calcext:value-type="float">
            <text:p>82</text:p>
          </table:table-cell>
          <table:table-cell office:value-type="float" office:value="2290" calcext:value-type="float">
            <text:p>229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52193" calcext:value-type="float">
            <text:p>0.000052193</text:p>
          </table:table-cell>
          <table:table-cell office:value-type="float" office:value="0.245283019" calcext:value-type="float">
            <text:p>0.245283019</text:p>
          </table:table-cell>
          <table:table-cell office:value-type="float" office:value="0.031565185" calcext:value-type="float">
            <text:p>0.031565185</text:p>
          </table:table-cell>
          <table:table-cell office:value-type="float" office:value="0.040949843" calcext:value-type="float">
            <text:p>0.040949843</text:p>
          </table:table-cell>
          <table:table-cell office:value-type="float" office:value="169" calcext:value-type="float">
            <text:p>169</text:p>
          </table:table-cell>
          <table:table-cell office:value-type="float" office:value="5354" calcext:value-type="float">
            <text:p>5354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8104" calcext:value-type="float">
            <text:p>0.000028104</text:p>
          </table:table-cell>
          <table:table-cell office:value-type="float" office:value="0.132075472" calcext:value-type="float">
            <text:p>0.132075472</text:p>
          </table:table-cell>
          <table:table-cell office:value-type="float" office:value="0.031196435" calcext:value-type="float">
            <text:p>0.031196435</text:p>
          </table:table-cell>
          <table:table-cell office:value-type="float" office:value="0.040734109" calcext:value-type="float">
            <text:p>0.040734109</text:p>
          </table:table-cell>
          <table:table-cell office:value-type="float" office:value="91" calcext:value-type="float">
            <text:p>91</text:p>
          </table:table-cell>
          <table:table-cell office:value-type="float" office:value="2917" calcext:value-type="float">
            <text:p>2917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03088" calcext:value-type="float">
            <text:p>0.000003088</text:p>
          </table:table-cell>
          <table:table-cell office:value-type="float" office:value="0.00083382" calcext:value-type="float">
            <text:p>0.00083382</text:p>
          </table:table-cell>
          <table:table-cell office:value-type="float" office:value="0.002541942" calcext:value-type="float">
            <text:p>0.002541942</text:p>
          </table:table-cell>
          <table:table-cell office:value-type="float" office:value="0.035460993" calcext:value-type="float">
            <text:p>0.035460993</text:p>
          </table:table-cell>
          <table:table-cell office:value-type="float" office:value="10" calcext:value-type="float">
            <text:p>10</text:p>
          </table:table-cell>
          <table:table-cell office:value-type="float" office:value="3934" calcext:value-type="float">
            <text:p>39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2471" calcext:value-type="float">
            <text:p>0.000002471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0.035242291" calcext:value-type="float">
            <text:p>0.035242291</text:p>
          </table:table-cell>
          <table:table-cell office:value-type="float" office:value="8" calcext:value-type="float">
            <text:p>8</text:p>
          </table:table-cell>
          <table:table-cell office:value-type="float" office:value="1288" calcext:value-type="float">
            <text:p>128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4398" calcext:value-type="float">
            <text:p>0.000024398</text:p>
          </table:table-cell>
          <table:table-cell office:value-type="float" office:value="0.114658926" calcext:value-type="float">
            <text:p>0.114658926</text:p>
          </table:table-cell>
          <table:table-cell office:value-type="float" office:value="0.010701707" calcext:value-type="float">
            <text:p>0.010701707</text:p>
          </table:table-cell>
          <table:table-cell office:value-type="float" office:value="0.034771127" calcext:value-type="float">
            <text:p>0.034771127</text:p>
          </table:table-cell>
          <table:table-cell office:value-type="float" office:value="79" calcext:value-type="float">
            <text:p>79</text:p>
          </table:table-cell>
          <table:table-cell office:value-type="float" office:value="7382" calcext:value-type="float">
            <text:p>7382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1075" calcext:value-type="float">
            <text:p>0.000041075</text:p>
          </table:table-cell>
          <table:table-cell office:value-type="float" office:value="0.011089802" calcext:value-type="float">
            <text:p>0.011089802</text:p>
          </table:table-cell>
          <table:table-cell office:value-type="float" office:value="0.001227877" calcext:value-type="float">
            <text:p>0.001227877</text:p>
          </table:table-cell>
          <table:table-cell office:value-type="float" office:value="0.023758485" calcext:value-type="float">
            <text:p>0.023758485</text:p>
          </table:table-cell>
          <table:table-cell office:value-type="float" office:value="133" calcext:value-type="float">
            <text:p>133</text:p>
          </table:table-cell>
          <table:table-cell office:value-type="float" office:value="108317" calcext:value-type="float">
            <text:p>108317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230389" calcext:value-type="float">
            <text:p>0.000230389</text:p>
          </table:table-cell>
          <table:table-cell office:value-type="float" office:value="0.036974623" calcext:value-type="float">
            <text:p>0.036974623</text:p>
          </table:table-cell>
          <table:table-cell office:value-type="float" office:value="0.007883335" calcext:value-type="float">
            <text:p>0.007883335</text:p>
          </table:table-cell>
          <table:table-cell office:value-type="float" office:value="0.017398605" calcext:value-type="float">
            <text:p>0.017398605</text:p>
          </table:table-cell>
          <table:table-cell office:value-type="float" office:value="746" calcext:value-type="float">
            <text:p>746</text:p>
          </table:table-cell>
          <table:table-cell office:value-type="float" office:value="94630" calcext:value-type="float">
            <text:p>94630</text:p>
          </table:table-cell>
          <table:table-cell office:value-type="float" office:value="42877" calcext:value-type="float">
            <text:p>428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729153" calcext:value-type="float">
            <text:p>0.000729153</text:p>
          </table:table-cell>
          <table:table-cell office:value-type="float" office:value="0.169247312" calcext:value-type="float">
            <text:p>0.169247312</text:p>
          </table:table-cell>
          <table:table-cell table:number-columns-repeated="2" office:value-type="float" office:value="0.016000488" calcext:value-type="float">
            <text:p>0.016000488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147558" calcext:value-type="float">
            <text:p>1475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756" calcext:value-type="float">
            <text:p>0.00004756</text:p>
          </table:table-cell>
          <table:table-cell office:value-type="float" office:value="0.012840824" calcext:value-type="float">
            <text:p>0.012840824</text:p>
          </table:table-cell>
          <table:table-cell office:value-type="float" office:value="0.002167122" calcext:value-type="float">
            <text:p>0.002167122</text:p>
          </table:table-cell>
          <table:table-cell office:value-type="float" office:value="0.014435696" calcext:value-type="float">
            <text:p>0.014435696</text:p>
          </table:table-cell>
          <table:table-cell office:value-type="float" office:value="154" calcext:value-type="float">
            <text:p>154</text:p>
          </table:table-cell>
          <table:table-cell office:value-type="float" office:value="71062" calcext:value-type="float">
            <text:p>71062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099444" calcext:value-type="float">
            <text:p>0.000099444</text:p>
          </table:table-cell>
          <table:table-cell office:value-type="float" office:value="0.009619693" calcext:value-type="float">
            <text:p>0.009619693</text:p>
          </table:table-cell>
          <table:table-cell office:value-type="float" office:value="0.009920513" calcext:value-type="float">
            <text:p>0.009920513</text:p>
          </table:table-cell>
          <table:table-cell office:value-type="float" office:value="0.01186397" calcext:value-type="float">
            <text:p>0.01186397</text:p>
          </table:table-cell>
          <table:table-cell office:value-type="float" office:value="322" calcext:value-type="float">
            <text:p>322</text:p>
          </table:table-cell>
          <table:table-cell office:value-type="float" office:value="32458" calcext:value-type="float">
            <text:p>32458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261272" calcext:value-type="float">
            <text:p>0.000261272</text:p>
          </table:table-cell>
          <table:table-cell office:value-type="float" office:value="0.025274102" calcext:value-type="float">
            <text:p>0.025274102</text:p>
          </table:table-cell>
          <table:table-cell office:value-type="float" office:value="0.008940177" calcext:value-type="float">
            <text:p>0.008940177</text:p>
          </table:table-cell>
          <table:table-cell office:value-type="float" office:value="0.011641988" calcext:value-type="float">
            <text:p>0.011641988</text:p>
          </table:table-cell>
          <table:table-cell office:value-type="float" office:value="846" calcext:value-type="float">
            <text:p>846</text:p>
          </table:table-cell>
          <table:table-cell office:value-type="float" office:value="94629" calcext:value-type="float">
            <text:p>94629</text:p>
          </table:table-cell>
          <table:table-cell office:value-type="float" office:value="72668" calcext:value-type="float">
            <text:p>726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3252" calcext:value-type="float">
            <text:p>0.0003252</text:p>
          </table:table-cell>
          <table:table-cell office:value-type="float" office:value="0.018816003" calcext:value-type="float">
            <text:p>0.018816003</text:p>
          </table:table-cell>
          <table:table-cell office:value-type="float" office:value="0.003430046" calcext:value-type="float">
            <text:p>0.003430046</text:p>
          </table:table-cell>
          <table:table-cell office:value-type="float" office:value="0.0113018" calcext:value-type="float">
            <text:p>0.0113018</text:p>
          </table:table-cell>
          <table:table-cell office:value-type="float" office:value="1053" calcext:value-type="float">
            <text:p>1053</text:p>
          </table:table-cell>
          <table:table-cell office:value-type="float" office:value="306993" calcext:value-type="float">
            <text:p>306993</text:p>
          </table:table-cell>
          <table:table-cell office:value-type="float" office:value="93171" calcext:value-type="float">
            <text:p>931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29957" calcext:value-type="float">
            <text:p>0.000029957</text:p>
          </table:table-cell>
          <table:table-cell office:value-type="float" office:value="0.04577631" calcext:value-type="float">
            <text:p>0.04577631</text:p>
          </table:table-cell>
          <table:table-cell office:value-type="float" office:value="0.00544485" calcext:value-type="float">
            <text:p>0.00544485</text:p>
          </table:table-cell>
          <table:table-cell office:value-type="float" office:value="0.010193359" calcext:value-type="float">
            <text:p>0.010193359</text:p>
          </table:table-cell>
          <table:table-cell office:value-type="float" office:value="97" calcext:value-type="float">
            <text:p>97</text:p>
          </table:table-cell>
          <table:table-cell office:value-type="float" office:value="17815" calcext:value-type="float">
            <text:p>17815</text:p>
          </table:table-cell>
          <table:table-cell office:value-type="float" office:value="9516" calcext:value-type="float">
            <text:p>9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168314" calcext:value-type="float">
            <text:p>0.000168314</text:p>
          </table:table-cell>
          <table:table-cell office:value-type="float" office:value="0.024598303" calcext:value-type="float">
            <text:p>0.024598303</text:p>
          </table:table-cell>
          <table:table-cell office:value-type="float" office:value="0.001775285" calcext:value-type="float">
            <text:p>0.001775285</text:p>
          </table:table-cell>
          <table:table-cell office:value-type="float" office:value="0.009363296" calcext:value-type="float">
            <text:p>0.009363296</text:p>
          </table:table-cell>
          <table:table-cell office:value-type="float" office:value="545" calcext:value-type="float">
            <text:p>545</text:p>
          </table:table-cell>
          <table:table-cell office:value-type="float" office:value="306993" calcext:value-type="float">
            <text:p>306993</text:p>
          </table:table-cell>
          <table:table-cell office:value-type="float" office:value="58206" calcext:value-type="float">
            <text:p>582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2928" calcext:value-type="float">
            <text:p>0.000042928</text:p>
          </table:table-cell>
          <table:table-cell office:value-type="float" office:value="0.011590094" calcext:value-type="float">
            <text:p>0.011590094</text:p>
          </table:table-cell>
          <table:table-cell office:value-type="float" office:value="0.001956038" calcext:value-type="float">
            <text:p>0.001956038</text:p>
          </table:table-cell>
          <table:table-cell office:value-type="float" office:value="0.008080456" calcext:value-type="float">
            <text:p>0.008080456</text:p>
          </table:table-cell>
          <table:table-cell office:value-type="float" office:value="139" calcext:value-type="float">
            <text:p>139</text:p>
          </table:table-cell>
          <table:table-cell office:value-type="float" office:value="71062" calcext:value-type="float">
            <text:p>71062</text:p>
          </table:table-cell>
          <table:table-cell office:value-type="float" office:value="17202" calcext:value-type="float">
            <text:p>172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903" calcext:value-type="float">
            <text:p>0.00002903</text:p>
          </table:table-cell>
          <table:table-cell office:value-type="float" office:value="0.048279404" calcext:value-type="float">
            <text:p>0.048279404</text:p>
          </table:table-cell>
          <table:table-cell office:value-type="float" office:value="0.000823601" calcext:value-type="float">
            <text:p>0.000823601</text:p>
          </table:table-cell>
          <table:table-cell office:value-type="float" office:value="0.007564175" calcext:value-type="float">
            <text:p>0.007564175</text:p>
          </table:table-cell>
          <table:table-cell office:value-type="float" office:value="94" calcext:value-type="float">
            <text:p>94</text:p>
          </table:table-cell>
          <table:table-cell office:value-type="float" office:value="114133" calcext:value-type="float">
            <text:p>114133</text:p>
          </table:table-cell>
          <table:table-cell office:value-type="float" office:value="12427" calcext:value-type="float">
            <text:p>124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19148" calcext:value-type="float">
            <text:p>0.000019148</text:p>
          </table:table-cell>
          <table:table-cell office:value-type="float" office:value="0.005169682" calcext:value-type="float">
            <text:p>0.005169682</text:p>
          </table:table-cell>
          <table:table-cell office:value-type="float" office:value="0.000118855" calcext:value-type="float">
            <text:p>0.000118855</text:p>
          </table:table-cell>
          <table:table-cell office:value-type="float" office:value="0.006617569" calcext:value-type="float">
            <text:p>0.006617569</text:p>
          </table:table-cell>
          <table:table-cell office:value-type="float" office:value="62" calcext:value-type="float">
            <text:p>62</text:p>
          </table:table-cell>
          <table:table-cell office:value-type="float" office:value="521643" calcext:value-type="float">
            <text:p>521643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151328" calcext:value-type="float">
            <text:p>0.000151328</text:p>
          </table:table-cell>
          <table:table-cell office:value-type="float" office:value="0.040857167" calcext:value-type="float">
            <text:p>0.040857167</text:p>
          </table:table-cell>
          <table:table-cell office:value-type="float" office:value="0.001368153" calcext:value-type="float">
            <text:p>0.001368153</text:p>
          </table:table-cell>
          <table:table-cell office:value-type="float" office:value="0.006318015" calcext:value-type="float">
            <text:p>0.006318015</text:p>
          </table:table-cell>
          <table:table-cell office:value-type="float" office:value="490" calcext:value-type="float">
            <text:p>490</text:p>
          </table:table-cell>
          <table:table-cell office:value-type="float" office:value="358147" calcext:value-type="float">
            <text:p>358147</text:p>
          </table:table-cell>
          <table:table-cell office:value-type="float" office:value="77556" calcext:value-type="float">
            <text:p>77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4206" calcext:value-type="float">
            <text:p>0.000014206</text:p>
          </table:table-cell>
          <table:table-cell office:value-type="float" office:value="0.023626091" calcext:value-type="float">
            <text:p>0.023626091</text:p>
          </table:table-cell>
          <table:table-cell office:value-type="float" office:value="0.001158982" calcext:value-type="float">
            <text:p>0.001158982</text:p>
          </table:table-cell>
          <table:table-cell office:value-type="float" office:value="0.004354411" calcext:value-type="float">
            <text:p>0.004354411</text:p>
          </table:table-cell>
          <table:table-cell office:value-type="float" office:value="46" calcext:value-type="float">
            <text:p>46</text:p>
          </table:table-cell>
          <table:table-cell office:value-type="float" office:value="39690" calcext:value-type="float">
            <text:p>39690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11118" calcext:value-type="float">
            <text:p>0.000011118</text:p>
          </table:table-cell>
          <table:table-cell office:value-type="float" office:value="0.003115534" calcext:value-type="float">
            <text:p>0.003115534</text:p>
          </table:table-cell>
          <table:table-cell office:value-type="float" office:value="0.000069013" calcext:value-type="float">
            <text:p>0.000069013</text:p>
          </table:table-cell>
          <table:table-cell office:value-type="float" office:value="0.004120407" calcext:value-type="float">
            <text:p>0.004120407</text:p>
          </table:table-cell>
          <table:table-cell office:value-type="float" office:value="36" calcext:value-type="float">
            <text:p>36</text:p>
          </table:table-cell>
          <table:table-cell office:value-type="float" office:value="521643" calcext:value-type="float">
            <text:p>521643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3428" calcext:value-type="float">
            <text:p>0.000053428</text:p>
          </table:table-cell>
          <table:table-cell office:value-type="float" office:value="0.011854999" calcext:value-type="float">
            <text:p>0.011854999</text:p>
          </table:table-cell>
          <table:table-cell office:value-type="float" office:value="0.000181865" calcext:value-type="float">
            <text:p>0.000181865</text:p>
          </table:table-cell>
          <table:table-cell office:value-type="float" office:value="0.002507028" calcext:value-type="float">
            <text:p>0.002507028</text:p>
          </table:table-cell>
          <table:table-cell office:value-type="float" office:value="173" calcext:value-type="float">
            <text:p>173</text:p>
          </table:table-cell>
          <table:table-cell office:value-type="float" office:value="951255" calcext:value-type="float">
            <text:p>951255</text:p>
          </table:table-cell>
          <table:table-cell office:value-type="float" office:value="69006" calcext:value-type="float">
            <text:p>690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378" calcext:value-type="float">
            <text:p>0.00002378</text:p>
          </table:table-cell>
          <table:table-cell office:value-type="float" office:value="0.039548023" calcext:value-type="float">
            <text:p>0.039548023</text:p>
          </table:table-cell>
          <table:table-cell office:value-type="float" office:value="0.000004859" calcext:value-type="float">
            <text:p>0.000004859</text:p>
          </table:table-cell>
          <table:table-cell office:value-type="float" office:value="0.001943512" calcext:value-type="float">
            <text:p>0.001943512</text:p>
          </table:table-cell>
          <table:table-cell office:value-type="float" office:value="77" calcext:value-type="float">
            <text:p>77</text:p>
          </table:table-cell>
          <table:table-cell office:value-type="float" office:value="15845767" calcext:value-type="float">
            <text:p>15845767</text:p>
          </table:table-cell>
          <table:table-cell office:value-type="float" office:value="39619" calcext:value-type="float">
            <text:p>396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108091" calcext:value-type="float">
            <text:p>0.000108091</text:p>
          </table:table-cell>
          <table:table-cell office:value-type="float" office:value="0.015797075" calcext:value-type="float">
            <text:p>0.015797075</text:p>
          </table:table-cell>
          <table:table-cell office:value-type="float" office:value="0.000670987" calcext:value-type="float">
            <text:p>0.000670987</text:p>
          </table:table-cell>
          <table:table-cell office:value-type="float" office:value="0.001871508" calcext:value-type="float">
            <text:p>0.001871508</text:p>
          </table:table-cell>
          <table:table-cell office:value-type="float" office:value="350" calcext:value-type="float">
            <text:p>350</text:p>
          </table:table-cell>
          <table:table-cell office:value-type="float" office:value="521620" calcext:value-type="float">
            <text:p>521620</text:p>
          </table:table-cell>
          <table:table-cell office:value-type="float" office:value="187015" calcext:value-type="float">
            <text:p>1870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064546" calcext:value-type="float">
            <text:p>0.000064546</text:p>
          </table:table-cell>
          <table:table-cell office:value-type="float" office:value="0.014982079" calcext:value-type="float">
            <text:p>0.014982079</text:p>
          </table:table-cell>
          <table:table-cell office:value-type="float" office:value="0.00001319" calcext:value-type="float">
            <text:p>0.00001319</text:p>
          </table:table-cell>
          <table:table-cell office:value-type="float" office:value="0.001267819" calcext:value-type="float">
            <text:p>0.001267819</text:p>
          </table:table-cell>
          <table:table-cell office:value-type="float" office:value="209" calcext:value-type="float">
            <text:p>209</text:p>
          </table:table-cell>
          <table:table-cell office:value-type="float" office:value="15845767" calcext:value-type="float">
            <text:p>15845767</text:p>
          </table:table-cell>
          <table:table-cell office:value-type="float" office:value="164850" calcext:value-type="float">
            <text:p>16485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1427" calcext:value-type="float">
            <text:p>0.000011427</text:p>
          </table:table-cell>
          <table:table-cell office:value-type="float" office:value="0.019003595" calcext:value-type="float">
            <text:p>0.019003595</text:p>
          </table:table-cell>
          <table:table-cell office:value-type="float" office:value="0.00007093" calcext:value-type="float">
            <text:p>0.00007093</text:p>
          </table:table-cell>
          <table:table-cell office:value-type="float" office:value="0.001187458" calcext:value-type="float">
            <text:p>0.001187458</text:p>
          </table:table-cell>
          <table:table-cell office:value-type="float" office:value="37" calcext:value-type="float">
            <text:p>37</text:p>
          </table:table-cell>
          <table:table-cell office:value-type="float" office:value="521643" calcext:value-type="float">
            <text:p>521643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71958" calcext:value-type="float">
            <text:p>0.000071958</text:p>
          </table:table-cell>
          <table:table-cell office:value-type="float" office:value="0.020164431" calcext:value-type="float">
            <text:p>0.020164431</text:p>
          </table:table-cell>
          <table:table-cell office:value-type="float" office:value="0.00004894" calcext:value-type="float">
            <text:p>0.00004894</text:p>
          </table:table-cell>
          <table:table-cell office:value-type="float" office:value="0.000980842" calcext:value-type="float">
            <text:p>0.000980842</text:p>
          </table:table-cell>
          <table:table-cell office:value-type="float" office:value="233" calcext:value-type="float">
            <text:p>233</text:p>
          </table:table-cell>
          <table:table-cell office:value-type="float" office:value="4760925" calcext:value-type="float">
            <text:p>4760925</text:p>
          </table:table-cell>
          <table:table-cell office:value-type="float" office:value="237551" calcext:value-type="float">
            <text:p>23755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2259887" calcext:value-type="float">
            <text:p>0.02259887</text:p>
          </table:table-cell>
          <table:table-cell office:value-type="float" office:value="0.000074395" calcext:value-type="float">
            <text:p>0.000074395</text:p>
          </table:table-cell>
          <table:table-cell office:value-type="float" office:value="0.000868021" calcext:value-type="float">
            <text:p>0.000868021</text:p>
          </table:table-cell>
          <table:table-cell office:value-type="float" office:value="44" calcext:value-type="float">
            <text:p>44</text:p>
          </table:table-cell>
          <table:table-cell office:value-type="float" office:value="591440" calcext:value-type="float">
            <text:p>591440</text:p>
          </table:table-cell>
          <table:table-cell office:value-type="float" office:value="50690" calcext:value-type="float">
            <text:p>506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8178" calcext:value-type="float">
            <text:p>0.000048178</text:p>
          </table:table-cell>
          <table:table-cell office:value-type="float" office:value="0.013007588" calcext:value-type="float">
            <text:p>0.013007588</text:p>
          </table:table-cell>
          <table:table-cell office:value-type="float" office:value="0.000042153" calcext:value-type="float">
            <text:p>0.000042153</text:p>
          </table:table-cell>
          <table:table-cell office:value-type="float" office:value="0.000855324" calcext:value-type="float">
            <text:p>0.000855324</text:p>
          </table:table-cell>
          <table:table-cell office:value-type="float" office:value="156" calcext:value-type="float">
            <text:p>156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182387" calcext:value-type="float">
            <text:p>18238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66522" calcext:value-type="float">
            <text:p>0.000266522</text:p>
          </table:table-cell>
          <table:table-cell office:value-type="float" office:value="0.059137943" calcext:value-type="float">
            <text:p>0.059137943</text:p>
          </table:table-cell>
          <table:table-cell table:number-columns-repeated="2" office:value-type="float" office:value="0.000800452" calcext:value-type="float">
            <text:p>0.000800452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1078141" calcext:value-type="float">
            <text:p>10781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80296" calcext:value-type="float">
            <text:p>0.000080296</text:p>
          </table:table-cell>
          <table:table-cell office:value-type="float" office:value="0.022501082" calcext:value-type="float">
            <text:p>0.022501082</text:p>
          </table:table-cell>
          <table:table-cell office:value-type="float" office:value="0.000031236" calcext:value-type="float">
            <text:p>0.000031236</text:p>
          </table:table-cell>
          <table:table-cell office:value-type="float" office:value="0.00075001" calcext:value-type="float">
            <text:p>0.00075001</text:p>
          </table:table-cell>
          <table:table-cell office:value-type="float" office:value="260" calcext:value-type="float">
            <text:p>260</text:p>
          </table:table-cell>
          <table:table-cell office:value-type="float" office:value="8323648" calcext:value-type="float">
            <text:p>8323648</text:p>
          </table:table-cell>
          <table:table-cell office:value-type="float" office:value="346662" calcext:value-type="float">
            <text:p>3466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17462763" calcext:value-type="float">
            <text:p>0.017462763</text:p>
          </table:table-cell>
          <table:table-cell office:value-type="float" office:value="0.000025054" calcext:value-type="float">
            <text:p>0.000025054</text:p>
          </table:table-cell>
          <table:table-cell office:value-type="float" office:value="0.000732049" calcext:value-type="float">
            <text:p>0.000732049</text:p>
          </table:table-cell>
          <table:table-cell office:value-type="float" office:value="34" calcext:value-type="float">
            <text:p>34</text:p>
          </table:table-cell>
          <table:table-cell office:value-type="float" office:value="1357088" calcext:value-type="float">
            <text:p>1357088</text:p>
          </table:table-cell>
          <table:table-cell office:value-type="float" office:value="46445" calcext:value-type="float">
            <text:p>464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35825" calcext:value-type="float">
            <text:p>0.000035825</text:p>
          </table:table-cell>
          <table:table-cell office:value-type="float" office:value="0.010038944" calcext:value-type="float">
            <text:p>0.010038944</text:p>
          </table:table-cell>
          <table:table-cell office:value-type="float" office:value="0.000031345" calcext:value-type="float">
            <text:p>0.000031345</text:p>
          </table:table-cell>
          <table:table-cell office:value-type="float" office:value="0.000710675" calcext:value-type="float">
            <text:p>0.000710675</text:p>
          </table:table-cell>
          <table:table-cell office:value-type="float" office:value="116" calcext:value-type="float">
            <text:p>116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163225" calcext:value-type="float">
            <text:p>1632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07412" calcext:value-type="float">
            <text:p>0.000007412</text:p>
          </table:table-cell>
          <table:table-cell office:value-type="float" office:value="0.012326656" calcext:value-type="float">
            <text:p>0.012326656</text:p>
          </table:table-cell>
          <table:table-cell office:value-type="float" office:value="0.000006485" calcext:value-type="float">
            <text:p>0.000006485</text:p>
          </table:table-cell>
          <table:table-cell office:value-type="float" office:value="0.000477355" calcext:value-type="float">
            <text:p>0.000477355</text:p>
          </table:table-cell>
          <table:table-cell office:value-type="float" office:value="24" calcext:value-type="float">
            <text:p>24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50277" calcext:value-type="float">
            <text:p>5027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05034" calcext:value-type="float">
            <text:p>0.00005034</text:p>
          </table:table-cell>
          <table:table-cell office:value-type="float" office:value="0.011684588" calcext:value-type="float">
            <text:p>0.011684588</text:p>
          </table:table-cell>
          <table:table-cell office:value-type="float" office:value="0.000014683" calcext:value-type="float">
            <text:p>0.000014683</text:p>
          </table:table-cell>
          <table:table-cell office:value-type="float" office:value="0.000347436" calcext:value-type="float">
            <text:p>0.000347436</text:p>
          </table:table-cell>
          <table:table-cell office:value-type="float" office:value="163" calcext:value-type="float">
            <text:p>163</text:p>
          </table:table-cell>
          <table:table-cell office:value-type="float" office:value="11101368" calcext:value-type="float">
            <text:p>11101368</text:p>
          </table:table-cell>
          <table:table-cell office:value-type="float" office:value="469151" calcext:value-type="float">
            <text:p>46915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1736" calcext:value-type="float">
            <text:p>0.000011736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8001" calcext:value-type="float">
            <text:p>0.000028001</text:p>
          </table:table-cell>
          <table:table-cell office:value-type="float" office:value="0.000264214" calcext:value-type="float">
            <text:p>0.000264214</text:p>
          </table:table-cell>
          <table:table-cell office:value-type="float" office:value="38" calcext:value-type="float">
            <text:p>38</text:p>
          </table:table-cell>
          <table:table-cell office:value-type="float" office:value="1357088" calcext:value-type="float">
            <text:p>1357088</text:p>
          </table:table-cell>
          <table:table-cell office:value-type="float" office:value="143823" calcext:value-type="float">
            <text:p>1438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8104" calcext:value-type="float">
            <text:p>0.000028104</text:p>
          </table:table-cell>
          <table:table-cell office:value-type="float" office:value="0.046738572" calcext:value-type="float">
            <text:p>0.046738572</text:p>
          </table:table-cell>
          <table:table-cell office:value-type="float" office:value="0.000008197" calcext:value-type="float">
            <text:p>0.000008197</text:p>
          </table:table-cell>
          <table:table-cell office:value-type="float" office:value="0.00025391" calcext:value-type="float">
            <text:p>0.00025391</text:p>
          </table:table-cell>
          <table:table-cell office:value-type="float" office:value="91" calcext:value-type="float">
            <text:p>91</text:p>
          </table:table-cell>
          <table:table-cell office:value-type="float" office:value="11101368" calcext:value-type="float">
            <text:p>11101368</text:p>
          </table:table-cell>
          <table:table-cell office:value-type="float" office:value="358395" calcext:value-type="float">
            <text:p>358395</text:p>
          </table:table-cell>
          <table:table-cell office:value-type="string" calcext:value-type="string">
            <text:p>?a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917857658" calcext:value-type="float">
            <text:p>0.917857658</text:p>
          </table:table-cell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917857658" calcext:value-type="float">
            <text:p>0.917857658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853773585" calcext:value-type="float">
            <text:p>0.853773585</text:p>
          </table:table-cell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853773585" calcext:value-type="float">
            <text:p>0.853773585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833333333" calcext:value-type="float">
            <text:p>0.833333333</text:p>
          </table:table-cell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833333333" calcext:value-type="float">
            <text:p>0.833333333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833333333" calcext:value-type="float">
            <text:p>0.833333333</text:p>
          </table:table-cell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833333333" calcext:value-type="float">
            <text:p>0.833333333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698841699" calcext:value-type="float">
            <text:p>0.698841699</text:p>
          </table:table-cell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698841699" calcext:value-type="float">
            <text:p>0.698841699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684210526" calcext:value-type="float">
            <text:p>0.684210526</text:p>
          </table:table-cell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684210526" calcext:value-type="float">
            <text:p>0.684210526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642857143" calcext:value-type="float">
            <text:p>0.642857143</text:p>
          </table:table-cell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642857143" calcext:value-type="float">
            <text:p>0.642857143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586767266" calcext:value-type="float">
            <text:p>0.586767266</text:p>
          </table:table-cell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586767266" calcext:value-type="float">
            <text:p>0.586767266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575653262" calcext:value-type="float">
            <text:p>0.575653262</text:p>
          </table:table-cell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575653262" calcext:value-type="float">
            <text:p>0.575653262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574216977" calcext:value-type="float">
            <text:p>0.574216977</text:p>
          </table:table-cell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574216977" calcext:value-type="float">
            <text:p>0.574216977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571801567" calcext:value-type="float">
            <text:p>0.571801567</text:p>
          </table:table-cell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571801567" calcext:value-type="float">
            <text:p>0.571801567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561139028" calcext:value-type="float">
            <text:p>0.561139028</text:p>
          </table:table-cell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561139028" calcext:value-type="float">
            <text:p>0.561139028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542416452" calcext:value-type="float">
            <text:p>0.542416452</text:p>
          </table:table-cell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542416452" calcext:value-type="float">
            <text:p>0.542416452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523581135" calcext:value-type="float">
            <text:p>0.523581135</text:p>
          </table:table-cell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523581135" calcext:value-type="float">
            <text:p>0.523581135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519572954" calcext:value-type="float">
            <text:p>0.519572954</text:p>
          </table:table-cell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519572954" calcext:value-type="float">
            <text:p>0.519572954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481308411" calcext:value-type="float">
            <text:p>0.481308411</text:p>
          </table:table-cell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481308411" calcext:value-type="float">
            <text:p>0.481308411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481304694" calcext:value-type="float">
            <text:p>0.481304694</text:p>
          </table:table-cell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481304694" calcext:value-type="float">
            <text:p>0.481304694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45229682" calcext:value-type="float">
            <text:p>0.45229682</text:p>
          </table:table-cell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45229682" calcext:value-type="float">
            <text:p>0.45229682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434146341" calcext:value-type="float">
            <text:p>0.434146341</text:p>
          </table:table-cell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434146341" calcext:value-type="float">
            <text:p>0.434146341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409814613" calcext:value-type="float">
            <text:p>0.409814613</text:p>
          </table:table-cell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409814613" calcext:value-type="float">
            <text:p>0.409814613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396039604" calcext:value-type="float">
            <text:p>0.396039604</text:p>
          </table:table-cell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396039604" calcext:value-type="float">
            <text:p>0.396039604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390350877" calcext:value-type="float">
            <text:p>0.390350877</text:p>
          </table:table-cell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390350877" calcext:value-type="float">
            <text:p>0.390350877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389830508" calcext:value-type="float">
            <text:p>0.389830508</text:p>
          </table:table-cell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389830508" calcext:value-type="float">
            <text:p>0.389830508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385462555" calcext:value-type="float">
            <text:p>0.385462555</text:p>
          </table:table-cell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385462555" calcext:value-type="float">
            <text:p>0.385462555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384572387" calcext:value-type="float">
            <text:p>0.384572387</text:p>
          </table:table-cell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384572387" calcext:value-type="float">
            <text:p>0.384572387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381313131" calcext:value-type="float">
            <text:p>0.381313131</text:p>
          </table:table-cell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381313131" calcext:value-type="float">
            <text:p>0.381313131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374722016" calcext:value-type="float">
            <text:p>0.374722016</text:p>
          </table:table-cell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374722016" calcext:value-type="float">
            <text:p>0.374722016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365717476" calcext:value-type="float">
            <text:p>0.365717476</text:p>
          </table:table-cell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365717476" calcext:value-type="float">
            <text:p>0.365717476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324644427" calcext:value-type="float">
            <text:p>0.324644427</text:p>
          </table:table-cell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324644427" calcext:value-type="float">
            <text:p>0.324644427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313868613" calcext:value-type="float">
            <text:p>0.313868613</text:p>
          </table:table-cell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313868613" calcext:value-type="float">
            <text:p>0.313868613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290533188" calcext:value-type="float">
            <text:p>0.290533188</text:p>
          </table:table-cell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290533188" calcext:value-type="float">
            <text:p>0.290533188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287822878" calcext:value-type="float">
            <text:p>0.287822878</text:p>
          </table:table-cell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287822878" calcext:value-type="float">
            <text:p>0.287822878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281941032" calcext:value-type="float">
            <text:p>0.281941032</text:p>
          </table:table-cell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281941032" calcext:value-type="float">
            <text:p>0.281941032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268722467" calcext:value-type="float">
            <text:p>0.268722467</text:p>
          </table:table-cell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268722467" calcext:value-type="float">
            <text:p>0.268722467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228022377" calcext:value-type="float">
            <text:p>0.228022377</text:p>
          </table:table-cell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228022377" calcext:value-type="float">
            <text:p>0.228022377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227272727" calcext:value-type="float">
            <text:p>0.227272727</text:p>
          </table:table-cell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227272727" calcext:value-type="float">
            <text:p>0.227272727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226952437" calcext:value-type="float">
            <text:p>0.226952437</text:p>
          </table:table-cell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226952437" calcext:value-type="float">
            <text:p>0.226952437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225313254" calcext:value-type="float">
            <text:p>0.225313254</text:p>
          </table:table-cell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225313254" calcext:value-type="float">
            <text:p>0.225313254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225313254" calcext:value-type="float">
            <text:p>0.225313254</text:p>
          </table:table-cell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225313254" calcext:value-type="float">
            <text:p>0.225313254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218604651" calcext:value-type="float">
            <text:p>0.218604651</text:p>
          </table:table-cell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218604651" calcext:value-type="float">
            <text:p>0.21860465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217781403" calcext:value-type="float">
            <text:p>0.217781403</text:p>
          </table:table-cell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217781403" calcext:value-type="float">
            <text:p>0.217781403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20700309" calcext:value-type="float">
            <text:p>0.20700309</text:p>
          </table:table-cell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20700309" calcext:value-type="float">
            <text:p>0.20700309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198172589" calcext:value-type="float">
            <text:p>0.198172589</text:p>
          </table:table-cell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198172589" calcext:value-type="float">
            <text:p>0.198172589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185331453" calcext:value-type="float">
            <text:p>0.185331453</text:p>
          </table:table-cell>
          <table:table-cell office:value-type="string" calcext:value-type="string">
            <text:p>?e <text:s/>&lt;hasCapital&gt; <text:s/>?b <text:s/>?a <text:s/>&lt;livesIn&gt; <text:s/>?e <text:s text:c="2"/>=&gt; ?a <text:s/>&lt;livesIn&gt; <text:s/>?b</text:p>
          </table:table-cell>
          <table:table-cell office:value-type="float" office:value="0.185331453" calcext:value-type="float">
            <text:p>0.185331453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183235867" calcext:value-type="float">
            <text:p>0.183235867</text:p>
          </table:table-cell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183235867" calcext:value-type="float">
            <text:p>0.183235867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180577428" calcext:value-type="float">
            <text:p>0.180577428</text:p>
          </table:table-cell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180577428" calcext:value-type="float">
            <text:p>0.180577428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178022395" calcext:value-type="float">
            <text:p>0.178022395</text:p>
          </table:table-cell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178022395" calcext:value-type="float">
            <text:p>0.178022395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17693662" calcext:value-type="float">
            <text:p>0.17693662</text:p>
          </table:table-cell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17693662" calcext:value-type="float">
            <text:p>0.17693662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171169176" calcext:value-type="float">
            <text:p>0.171169176</text:p>
          </table:table-cell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171169176" calcext:value-type="float">
            <text:p>0.171169176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16985138" calcext:value-type="float">
            <text:p>0.16985138</text:p>
          </table:table-cell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16985138" calcext:value-type="float">
            <text:p>0.16985138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169230769" calcext:value-type="float">
            <text:p>0.169230769</text:p>
          </table:table-cell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169230769" calcext:value-type="float">
            <text:p>0.169230769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162462908" calcext:value-type="float">
            <text:p>0.162462908</text:p>
          </table:table-cell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162462908" calcext:value-type="float">
            <text:p>0.162462908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162462908" calcext:value-type="float">
            <text:p>0.162462908</text:p>
          </table:table-cell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162462908" calcext:value-type="float">
            <text:p>0.162462908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161890505" calcext:value-type="float">
            <text:p>0.161890505</text:p>
          </table:table-cell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161890505" calcext:value-type="float">
            <text:p>0.161890505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160714286" calcext:value-type="float">
            <text:p>0.160714286</text:p>
          </table:table-cell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160714286" calcext:value-type="float">
            <text:p>0.160714286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159235669" calcext:value-type="float">
            <text:p>0.159235669</text:p>
          </table:table-cell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159235669" calcext:value-type="float">
            <text:p>0.159235669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156897618" calcext:value-type="float">
            <text:p>0.156897618</text:p>
          </table:table-cell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156897618" calcext:value-type="float">
            <text:p>0.156897618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153303965" calcext:value-type="float">
            <text:p>0.153303965</text:p>
          </table:table-cell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153303965" calcext:value-type="float">
            <text:p>0.153303965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148793566" calcext:value-type="float">
            <text:p>0.148793566</text:p>
          </table:table-cell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148793566" calcext:value-type="float">
            <text:p>0.148793566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144736842" calcext:value-type="float">
            <text:p>0.144736842</text:p>
          </table:table-cell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144736842" calcext:value-type="float">
            <text:p>0.144736842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144489247" calcext:value-type="float">
            <text:p>0.144489247</text:p>
          </table:table-cell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144489247" calcext:value-type="float">
            <text:p>0.144489247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140977444" calcext:value-type="float">
            <text:p>0.140977444</text:p>
          </table:table-cell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140977444" calcext:value-type="float">
            <text:p>0.140977444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13490451" calcext:value-type="float">
            <text:p>0.13490451</text:p>
          </table:table-cell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13490451" calcext:value-type="float">
            <text:p>0.13490451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13395069" calcext:value-type="float">
            <text:p>0.13395069</text:p>
          </table:table-cell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13395069" calcext:value-type="float">
            <text:p>0.13395069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129698287" calcext:value-type="float">
            <text:p>0.129698287</text:p>
          </table:table-cell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129698287" calcext:value-type="float">
            <text:p>0.129698287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11372549" calcext:value-type="float">
            <text:p>0.11372549</text:p>
          </table:table-cell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11372549" calcext:value-type="float">
            <text:p>0.11372549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103286385" calcext:value-type="float">
            <text:p>0.103286385</text:p>
          </table:table-cell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103286385" calcext:value-type="float">
            <text:p>0.10328638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96474954" calcext:value-type="float">
            <text:p>0.096474954</text:p>
          </table:table-cell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96474954" calcext:value-type="float">
            <text:p>0.096474954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91814159" calcext:value-type="float">
            <text:p>0.091814159</text:p>
          </table:table-cell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91814159" calcext:value-type="float">
            <text:p>0.091814159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86956522" calcext:value-type="float">
            <text:p>0.086956522</text:p>
          </table:table-cell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86956522" calcext:value-type="float">
            <text:p>0.086956522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73070608" calcext:value-type="float">
            <text:p>0.073070608</text:p>
          </table:table-cell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73070608" calcext:value-type="float">
            <text:p>0.073070608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72727273" calcext:value-type="float">
            <text:p>0.072727273</text:p>
          </table:table-cell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72727273" calcext:value-type="float">
            <text:p>0.072727273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65749235" calcext:value-type="float">
            <text:p>0.065749235</text:p>
          </table:table-cell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65749235" calcext:value-type="float">
            <text:p>0.06574923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64748201" calcext:value-type="float">
            <text:p>0.064748201</text:p>
          </table:table-cell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64748201" calcext:value-type="float">
            <text:p>0.064748201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64369311" calcext:value-type="float">
            <text:p>0.064369311</text:p>
          </table:table-cell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64369311" calcext:value-type="float">
            <text:p>0.064369311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64136825" calcext:value-type="float">
            <text:p>0.064136825</text:p>
          </table:table-cell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64136825" calcext:value-type="float">
            <text:p>0.064136825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64102564" calcext:value-type="float">
            <text:p>0.064102564</text:p>
          </table:table-cell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64102564" calcext:value-type="float">
            <text:p>0.064102564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59701493" calcext:value-type="float">
            <text:p>0.059701493</text:p>
          </table:table-cell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59701493" calcext:value-type="float">
            <text:p>0.059701493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58343337" calcext:value-type="float">
            <text:p>0.058343337</text:p>
          </table:table-cell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58343337" calcext:value-type="float">
            <text:p>0.058343337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55773763" calcext:value-type="float">
            <text:p>0.055773763</text:p>
          </table:table-cell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55773763" calcext:value-type="float">
            <text:p>0.055773763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54507338" calcext:value-type="float">
            <text:p>0.054507338</text:p>
          </table:table-cell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54507338" calcext:value-type="float">
            <text:p>0.054507338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50359712" calcext:value-type="float">
            <text:p>0.050359712</text:p>
          </table:table-cell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50359712" calcext:value-type="float">
            <text:p>0.050359712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49039099" calcext:value-type="float">
            <text:p>0.049039099</text:p>
          </table:table-cell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49039099" calcext:value-type="float">
            <text:p>0.049039099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47723935" calcext:value-type="float">
            <text:p>0.047723935</text:p>
          </table:table-cell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47723935" calcext:value-type="float">
            <text:p>0.047723935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47695262" calcext:value-type="float">
            <text:p>0.047695262</text:p>
          </table:table-cell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47695262" calcext:value-type="float">
            <text:p>0.047695262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45283019" calcext:value-type="float">
            <text:p>0.045283019</text:p>
          </table:table-cell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45283019" calcext:value-type="float">
            <text:p>0.045283019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43576658" calcext:value-type="float">
            <text:p>0.043576658</text:p>
          </table:table-cell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43576658" calcext:value-type="float">
            <text:p>0.043576658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42555021" calcext:value-type="float">
            <text:p>0.042555021</text:p>
          </table:table-cell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42555021" calcext:value-type="float">
            <text:p>0.042555021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42141795" calcext:value-type="float">
            <text:p>0.042141795</text:p>
          </table:table-cell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42141795" calcext:value-type="float">
            <text:p>0.042141795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42118432" calcext:value-type="float">
            <text:p>0.042118432</text:p>
          </table:table-cell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42118432" calcext:value-type="float">
            <text:p>0.042118432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41545894" calcext:value-type="float">
            <text:p>0.041545894</text:p>
          </table:table-cell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41545894" calcext:value-type="float">
            <text:p>0.041545894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41441441" calcext:value-type="float">
            <text:p>0.041441441</text:p>
          </table:table-cell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41441441" calcext:value-type="float">
            <text:p>0.04144144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3884325" calcext:value-type="float">
            <text:p>0.03884325</text:p>
          </table:table-cell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3884325" calcext:value-type="float">
            <text:p>0.0388432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38314176" calcext:value-type="float">
            <text:p>0.038314176</text:p>
          </table:table-cell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38314176" calcext:value-type="float">
            <text:p>0.038314176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30612245" calcext:value-type="float">
            <text:p>0.030612245</text:p>
          </table:table-cell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30612245" calcext:value-type="float">
            <text:p>0.030612245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28015922" calcext:value-type="float">
            <text:p>0.028015922</text:p>
          </table:table-cell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28015922" calcext:value-type="float">
            <text:p>0.028015922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25451354" calcext:value-type="float">
            <text:p>0.025451354</text:p>
          </table:table-cell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25451354" calcext:value-type="float">
            <text:p>0.025451354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23682455" calcext:value-type="float">
            <text:p>0.023682455</text:p>
          </table:table-cell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23682455" calcext:value-type="float">
            <text:p>0.023682455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22265247" calcext:value-type="float">
            <text:p>0.022265247</text:p>
          </table:table-cell>
          <table:table-cell office:value-type="string" calcext:value-type="string">
            <text:p>?a <text:s/>&lt;influences&gt; <text:s/>?e <text:s/>?e <text:s/>&lt;isInterestedIn&gt; <text:s/>?b <text:s text:c="2"/>=&gt; ?a <text:s/>&lt;isInterestedIn&gt; <text:s/>?b</text:p>
          </table:table-cell>
          <table:table-cell office:value-type="float" office:value="0.022265247" calcext:value-type="float">
            <text:p>0.022265247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21798365" calcext:value-type="float">
            <text:p>0.021798365</text:p>
          </table:table-cell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21798365" calcext:value-type="float">
            <text:p>0.021798365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20569584" calcext:value-type="float">
            <text:p>0.020569584</text:p>
          </table:table-cell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20569584" calcext:value-type="float">
            <text:p>0.020569584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18125883" calcext:value-type="float">
            <text:p>0.018125883</text:p>
          </table:table-cell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18125883" calcext:value-type="float">
            <text:p>0.018125883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15739316" calcext:value-type="float">
            <text:p>0.015739316</text:p>
          </table:table-cell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15739316" calcext:value-type="float">
            <text:p>0.015739316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14588494" calcext:value-type="float">
            <text:p>0.014588494</text:p>
          </table:table-cell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14588494" calcext:value-type="float">
            <text:p>0.014588494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13276686" calcext:value-type="float">
            <text:p>0.013276686</text:p>
          </table:table-cell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13276686" calcext:value-type="float">
            <text:p>0.013276686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11676346" calcext:value-type="float">
            <text:p>0.011676346</text:p>
          </table:table-cell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11676346" calcext:value-type="float">
            <text:p>0.011676346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11623325" calcext:value-type="float">
            <text:p>0.011623325</text:p>
          </table:table-cell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11623325" calcext:value-type="float">
            <text:p>0.011623325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8164191" calcext:value-type="float">
            <text:p>0.008164191</text:p>
          </table:table-cell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8164191" calcext:value-type="float">
            <text:p>0.008164191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8117572" calcext:value-type="float">
            <text:p>0.008117572</text:p>
          </table:table-cell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8117572" calcext:value-type="float">
            <text:p>0.008117572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7615566" calcext:value-type="float">
            <text:p>0.007615566</text:p>
          </table:table-cell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7615566" calcext:value-type="float">
            <text:p>0.007615566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7224168" calcext:value-type="float">
            <text:p>0.007224168</text:p>
          </table:table-cell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7224168" calcext:value-type="float">
            <text:p>0.007224168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6375285" calcext:value-type="float">
            <text:p>0.006375285</text:p>
          </table:table-cell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6375285" calcext:value-type="float">
            <text:p>0.006375285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4465849" calcext:value-type="float">
            <text:p>0.004465849</text:p>
          </table:table-cell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4465849" calcext:value-type="float">
            <text:p>0.004465849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2087025" calcext:value-type="float">
            <text:p>0.002087025</text:p>
          </table:table-cell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2087025" calcext:value-type="float">
            <text:p>0.002087025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1998542" calcext:value-type="float">
            <text:p>0.001998542</text:p>
          </table:table-cell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1998542" calcext:value-type="float">
            <text:p>0.001998542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1217797" calcext:value-type="float">
            <text:p>0.001217797</text:p>
          </table:table-cell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1217797" calcext:value-type="float">
            <text:p>0.001217797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1196065" calcext:value-type="float">
            <text:p>0.001196065</text:p>
          </table:table-cell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1196065" calcext:value-type="float">
            <text:p>0.001196065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1105405" calcext:value-type="float">
            <text:p>0.001105405</text:p>
          </table:table-cell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1105405" calcext:value-type="float">
            <text:p>0.001105405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104663" calcext:value-type="float">
            <text:p>0.00104663</text:p>
          </table:table-cell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104663" calcext:value-type="float">
            <text:p>0.00104663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932413" calcext:value-type="float">
            <text:p>0.000932413</text:p>
          </table:table-cell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932413" calcext:value-type="float">
            <text:p>0.000932413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834552" calcext:value-type="float">
            <text:p>0.000834552</text:p>
          </table:table-cell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834552" calcext:value-type="float">
            <text:p>0.000834552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822699" calcext:value-type="float">
            <text:p>0.000822699</text:p>
          </table:table-cell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822699" calcext:value-type="float">
            <text:p>0.000822699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808355" calcext:value-type="float">
            <text:p>0.000808355</text:p>
          </table:table-cell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808355" calcext:value-type="float">
            <text:p>0.000808355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792033" calcext:value-type="float">
            <text:p>0.000792033</text:p>
          </table:table-cell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792033" calcext:value-type="float">
            <text:p>0.000792033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783515" calcext:value-type="float">
            <text:p>0.000783515</text:p>
          </table:table-cell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783515" calcext:value-type="float">
            <text:p>0.000783515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695754" calcext:value-type="float">
            <text:p>0.000695754</text:p>
          </table:table-cell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695754" calcext:value-type="float">
            <text:p>0.000695754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565646" calcext:value-type="float">
            <text:p>0.000565646</text:p>
          </table:table-cell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565646" calcext:value-type="float">
            <text:p>0.000565646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531721" calcext:value-type="float">
            <text:p>0.000531721</text:p>
          </table:table-cell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531721" calcext:value-type="float">
            <text:p>0.000531721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48337" calcext:value-type="float">
            <text:p>0.00048337</text:p>
          </table:table-cell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48337" calcext:value-type="float">
            <text:p>0.00048337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331342" calcext:value-type="float">
            <text:p>0.000331342</text:p>
          </table:table-cell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331342" calcext:value-type="float">
            <text:p>0.000331342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297833" calcext:value-type="float">
            <text:p>0.000297833</text:p>
          </table:table-cell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297833" calcext:value-type="float">
            <text:p>0.000297833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243953" calcext:value-type="float">
            <text:p>0.000243953</text:p>
          </table:table-cell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243953" calcext:value-type="float">
            <text:p>0.000243953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234613" calcext:value-type="float">
            <text:p>0.000234613</text:p>
          </table:table-cell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234613" calcext:value-type="float">
            <text:p>0.000234613</text:p>
          </table:table-cell>
        </table:table-row>
      </table:table>
      <table:named-expressions/>
      <table:database-ranges>
        <table:database-range table:name="__Anonymous_Sheet_DB__0" table:target-range-address="yago2.A1:yago2.I136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yago2.types'.A1:'yago2.types'.I109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heet3.C1:Sheet3.D14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6:29:29.851879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18:32:50.784835820</dc:date>
    <meta:generator>LibreOffice/4.2.8.2$Linux_X86_64 LibreOffice_project/420m0$Build-2</meta:generator>
    <meta:editing-duration>PT15S</meta:editing-duration>
    <meta:editing-cycles>6</meta:editing-cycles>
    <meta:document-statistic meta:table-count="3" meta:cell-count="2745" meta:object-count="0"/>
  </office:meta>
</office:document-meta>
</file>